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7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7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6" style:family="table-cell" style:parent-style-name="Default" style:data-style-name="N37">
      <style:table-cell-properties fo:background-color="#ffff00" fo:wrap-option="wrap"/>
    </style:style>
    <style:style style:name="ce87" style:family="table-cell" style:parent-style-name="Default" style:data-style-name="N37">
      <style:table-cell-properties fo:background-color="#99ff99"/>
    </style:style>
    <style:style style:name="ce67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start" fo:margin-left="0in"/>
    </style:style>
    <style:style style:name="ce9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91" style:family="table-cell" style:parent-style-name="Default" style:data-style-name="N37">
      <style:table-cell-properties fo:background-color="#99ff99" style:text-align-source="fix" style:repeat-content="false"/>
      <style:paragraph-properties fo:text-align="start" fo:margin-left="0in"/>
    </style:style>
    <style:style style:name="ce92" style:family="table-cell" style:parent-style-name="Default" style:data-style-name="N100">
      <style:table-cell-properties fo:background-color="#99ff99" style:text-align-source="fix" style:repeat-content="false"/>
      <style:paragraph-properties fo:text-align="start" fo:margin-left="0in"/>
    </style:style>
    <style:style style:name="ce9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7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7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440H19M34.757051S" calcext:value-type="time">
            <text:p>1440:19</text:p>
          </table:table-cell>
          <table:table-cell table:style-name="ce7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 office:value-type="time" office:time-value="PT12H56M11.485S" calcext:value-type="time">
            <text:p>12:56 PM</text:p>
          </table:table-cell>
          <table:table-cell table:formula="of:=IF([.C200]-[.B200] &gt; 0; [.C200]-[.B200]; 0)" office:value-type="time" office:time-value="PT04H35M26.814S" calcext:value-type="time">
            <text:p>04:35</text:p>
          </table:table-cell>
          <table:table-cell table:style-name="ce3"/>
          <table:table-cell office:value-type="time" office:time-value="PT13H59M51.025S" calcext:value-type="time">
            <text:p>01:59 PM</text:p>
          </table:table-cell>
          <table:table-cell office:value-type="time" office:time-value="PT17H49M00.419S" calcext:value-type="time">
            <text:p>05:49 PM</text:p>
          </table:table-cell>
          <table:table-cell table:formula="of:=IF([.G200]-[.F200] &gt; 0; [.G200]-[.F200]; 0)" office:value-type="time" office:time-value="PT03H49M09.394S" calcext:value-type="time">
            <text:p>03:49</text:p>
          </table:table-cell>
          <table:table-cell table:formula="of:=[.D200]+[.H200]" office:value-type="time" office:time-value="PT08H24M36.208S" calcext:value-type="time">
            <text:p>08:24</text:p>
          </table:table-cell>
          <table:table-cell table:style-name="ce3"/>
          <table:table-cell office:value-type="string" calcext:value-type="string">
            <text:p>Chests cleanup, timer/chest/AI tweaks/fixes, avatar dash improvements, cached component renaming, chest locks, puzzle floating snap prevention</text:p>
          </table:table-cell>
          <table:table-cell table:number-columns-repeated="101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time" office:time-value="PT08H16M58.028S" calcext:value-type="time">
            <text:p>08:16 AM</text:p>
          </table:table-cell>
          <table:table-cell office:value-type="time" office:time-value="PT12H25M51.87S" calcext:value-type="time">
            <text:p>12:25 PM</text:p>
          </table:table-cell>
          <table:table-cell table:formula="of:=IF([.C201]-[.B201] &gt; 0; [.C201]-[.B201]; 0)" office:value-type="time" office:time-value="PT04H08M53.842S" calcext:value-type="time">
            <text:p>04:08</text:p>
          </table:table-cell>
          <table:table-cell table:style-name="ce3"/>
          <table:table-cell office:value-type="time" office:time-value="PT13H26M34.578S" calcext:value-type="time">
            <text:p>01:26 PM</text:p>
          </table:table-cell>
          <table:table-cell office:value-type="time" office:time-value="PT17H19M55.691S" calcext:value-type="time">
            <text:p>05:19 PM</text:p>
          </table:table-cell>
          <table:table-cell table:formula="of:=IF([.G201]-[.F201] &gt; 0; [.G201]-[.F201]; 0)" office:value-type="time" office:time-value="PT03H53M21.113S" calcext:value-type="time">
            <text:p>03:53</text:p>
          </table:table-cell>
          <table:table-cell table:formula="of:=[.D201]+[.H201]" office:value-type="time" office:time-value="PT08H02M14.955S" calcext:value-type="time">
            <text:p>08:02</text:p>
          </table:table-cell>
          <table:table-cell table:style-name="ce3"/>
          <table:table-cell office:value-type="string" calcext:value-type="string">
            <text:p>Hidden chests, health overhaul, exterior decorations – battlements</text:p>
          </table:table-cell>
          <table:table-cell table:number-columns-repeated="101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time" office:time-value="PT08H14M13.669S" calcext:value-type="time">
            <text:p>08:14 AM</text:p>
          </table:table-cell>
          <table:table-cell office:value-type="time" office:time-value="PT13H24M00.463S" calcext:value-type="time">
            <text:p>01:24 PM</text:p>
          </table:table-cell>
          <table:table-cell table:formula="of:=IF([.C202]-[.B202] &gt; 0; [.C202]-[.B202]; 0)" office:value-type="time" office:time-value="PT05H09M46.794S" calcext:value-type="time">
            <text:p>05:09</text:p>
          </table:table-cell>
          <table:table-cell table:style-name="ce3"/>
          <table:table-cell office:value-type="time" office:time-value="PT14H24M38.565S" calcext:value-type="time">
            <text:p>02:24 PM</text:p>
          </table:table-cell>
          <table:table-cell office:value-type="time" office:time-value="PT17H29M07.466S" calcext:value-type="time">
            <text:p>05:29 PM</text:p>
          </table:table-cell>
          <table:table-cell table:formula="of:=IF([.G202]-[.F202] &gt; 0; [.G202]-[.F202]; 0)" office:value-type="time" office:time-value="PT03H04M28.901S" calcext:value-type="time">
            <text:p>03:04</text:p>
          </table:table-cell>
          <table:table-cell table:formula="of:=[.D202]+[.H202]" office:value-type="time" office:time-value="PT08H14M15.695S" calcext:value-type="time">
            <text:p>08:14</text:p>
          </table:table-cell>
          <table:table-cell table:style-name="ce3"/>
          <table:table-cell office:value-type="string" calcext:value-type="string">
            <text:p>Battlements cleanup, exterior decorations – stilts/arches! exterior torch display improvements, background/lightning synchronization, taller battlements tes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05" calcext:value-type="date">
            <text:p>08/05/22</text:p>
          </table:table-cell>
          <table:table-cell table:style-name="ce15" office:value-type="time" office:time-value="PT08H23M47.283S" calcext:value-type="time">
            <text:p>08:23 AM</text:p>
          </table:table-cell>
          <table:table-cell table:style-name="ce15" office:value-type="time" office:time-value="PT12H25M11.402S" calcext:value-type="time">
            <text:p>12:25 PM</text:p>
          </table:table-cell>
          <table:table-cell table:style-name="ce18" table:formula="of:=IF([.C203]-[.B203] &gt; 0; [.C203]-[.B203]; 0)" office:value-type="time" office:time-value="PT04H01M24.119S" calcext:value-type="time">
            <text:p>04:01</text:p>
          </table:table-cell>
          <table:table-cell table:style-name="ce24"/>
          <table:table-cell table:style-name="ce15" office:value-type="time" office:time-value="PT13H23M08.226S" calcext:value-type="time">
            <text:p>01:23 PM</text:p>
          </table:table-cell>
          <table:table-cell table:style-name="ce15" office:value-type="time" office:time-value="PT17H11M29.38S" calcext:value-type="time">
            <text:p>05:11 PM</text:p>
          </table:table-cell>
          <table:table-cell table:style-name="ce18" table:formula="of:=IF([.G203]-[.F203] &gt; 0; [.G203]-[.F203]; 0)" office:value-type="time" office:time-value="PT03H48M21.154S" calcext:value-type="time">
            <text:p>03:48</text:p>
          </table:table-cell>
          <table:table-cell table:style-name="ce18" table:formula="of:=[.D203]+[.H203]" office:value-type="time" office:time-value="PT07H49M45.273S" calcext:value-type="time">
            <text:p>07:49</text:p>
          </table:table-cell>
          <table:table-cell table:style-name="ce24"/>
          <table:table-cell table:style-name="ce30" office:value-type="string" calcext:value-type="string">
            <text:p>LightFlicker synchronization cleanup, MusicManager &amp; MusicTest command, fire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40H26M10.075S" calcext:value-type="time">
            <text:p>40:26</text:p>
          </table:table-cell>
          <table:table-cell table:number-columns-repeated="1012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time" office:time-value="PT08H16M26.435S" calcext:value-type="time">
            <text:p>08:16 AM</text:p>
          </table:table-cell>
          <table:table-cell office:value-type="time" office:time-value="PT13H16M17.067S" calcext:value-type="time">
            <text:p>01:16 PM</text:p>
          </table:table-cell>
          <table:table-cell table:formula="of:=IF([.C205]-[.B205] &gt; 0; [.C205]-[.B205]; 0)" office:value-type="time" office:time-value="PT04H59M50.632S" calcext:value-type="time">
            <text:p>04:59</text:p>
          </table:table-cell>
          <table:table-cell table:style-name="ce3"/>
          <table:table-cell office:value-type="time" office:time-value="PT14H17M04.334S" calcext:value-type="time">
            <text:p>02:17 PM</text:p>
          </table:table-cell>
          <table:table-cell office:value-type="time" office:time-value="PT17H14M06.923S" calcext:value-type="time">
            <text:p>05:14 PM</text:p>
          </table:table-cell>
          <table:table-cell table:formula="of:=IF([.G205]-[.F205] &gt; 0; [.G205]-[.F205]; 0)" office:value-type="time" office:time-value="PT02H57M02.589S" calcext:value-type="time">
            <text:p>02:57</text:p>
          </table:table-cell>
          <table:table-cell table:formula="of:=[.D205]+[.H205]" office:value-type="time" office:time-value="PT07H56M53.221S" calcext:value-type="time">
            <text:p>07:56</text:p>
          </table:table-cell>
          <table:table-cell table:style-name="ce3"/>
          <table:table-cell office:value-type="string" calcext:value-type="string">
            <text:p>Puzzle shape randomization! AI stale enum values fix</text:p>
          </table:table-cell>
          <table:table-cell table:number-columns-repeated="101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time" office:time-value="PT08H12M46.238S" calcext:value-type="time">
            <text:p>08:12 AM</text:p>
          </table:table-cell>
          <table:table-cell office:value-type="time" office:time-value="PT12H17M13.235S" calcext:value-type="time">
            <text:p>12:17 PM</text:p>
          </table:table-cell>
          <table:table-cell table:formula="of:=IF([.C206]-[.B206] &gt; 0; [.C206]-[.B206]; 0)" office:value-type="time" office:time-value="PT04H04M26.997S" calcext:value-type="time">
            <text:p>04:04</text:p>
          </table:table-cell>
          <table:table-cell table:style-name="ce3"/>
          <table:table-cell office:value-type="time" office:time-value="PT13H22M59.525S" calcext:value-type="time">
            <text:p>01:22 PM</text:p>
          </table:table-cell>
          <table:table-cell office:value-type="time" office:time-value="PT17H23M35.584S" calcext:value-type="time">
            <text:p>05:23 PM</text:p>
          </table:table-cell>
          <table:table-cell table:formula="of:=IF([.G206]-[.F206] &gt; 0; [.G206]-[.F206]; 0)" office:value-type="time" office:time-value="PT04H00M36.059S" calcext:value-type="time">
            <text:p>04:00</text:p>
          </table:table-cell>
          <table:table-cell table:formula="of:=[.D206]+[.H206]" office:value-type="time" office:time-value="PT08H05M03.056S" calcext:value-type="time">
            <text:p>08:05</text:p>
          </table:table-cell>
          <table:table-cell table:style-name="ce3"/>
          <table:table-cell office:value-type="string" calcext:value-type="string">
            <text:p>Puzzle sprite randomization &amp; fixes, background/statue fixes, Entryway softlock prevention</text:p>
          </table:table-cell>
          <table:table-cell table:number-columns-repeated="101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time" office:time-value="PT08H08M31.979S" calcext:value-type="time">
            <text:p>08:08 AM</text:p>
          </table:table-cell>
          <table:table-cell office:value-type="time" office:time-value="PT11H36M47.412S" calcext:value-type="time">
            <text:p>11:36 AM</text:p>
          </table:table-cell>
          <table:table-cell table:formula="of:=IF([.C207]-[.B207] &gt; 0; [.C207]-[.B207]; 0)" office:value-type="time" office:time-value="PT03H28M15.433S" calcext:value-type="time">
            <text:p>03:28</text:p>
          </table:table-cell>
          <table:table-cell table:style-name="ce3"/>
          <table:table-cell office:value-type="time" office:time-value="PT12H42M47.524S" calcext:value-type="time">
            <text:p>12:42 PM</text:p>
          </table:table-cell>
          <table:table-cell office:value-type="time" office:time-value="PT17H10M23.342S" calcext:value-type="time">
            <text:p>05:10 PM</text:p>
          </table:table-cell>
          <table:table-cell table:formula="of:=IF([.G207]-[.F207] &gt; 0; [.G207]-[.F207]; 0)" office:value-type="time" office:time-value="PT04H27M35.818S" calcext:value-type="time">
            <text:p>04:27</text:p>
          </table:table-cell>
          <table:table-cell table:formula="of:=[.D207]+[.H207]" office:value-type="time" office:time-value="PT07H55M51.251S" calcext:value-type="time">
            <text:p>07:55</text:p>
          </table:table-cell>
          <table:table-cell table:style-name="ce3"/>
          <table:table-cell office:value-type="string" calcext:value-type="string">
            <text:p>Lock sprite-based combination indicators, IKey.SetCombination(), AI throw-while-hurt prevention &amp; pathfinding fix</text:p>
          </table:table-cell>
          <table:table-cell table:number-columns-repeated="101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time" office:time-value="PT08H05M02.233S" calcext:value-type="time">
            <text:p>08:05 AM</text:p>
          </table:table-cell>
          <table:table-cell office:value-type="time" office:time-value="PT12H45M57.646S" calcext:value-type="time">
            <text:p>12:45 PM</text:p>
          </table:table-cell>
          <table:table-cell table:formula="of:=IF([.C208]-[.B208] &gt; 0; [.C208]-[.B208]; 0)" office:value-type="time" office:time-value="PT04H40M55.413S" calcext:value-type="time">
            <text:p>04:40</text:p>
          </table:table-cell>
          <table:table-cell table:style-name="ce3"/>
          <table:table-cell office:value-type="time" office:time-value="PT13H50M57.655S" calcext:value-type="time">
            <text:p>01:50 PM</text:p>
          </table:table-cell>
          <table:table-cell office:value-type="time" office:time-value="PT16H54M58.202S" calcext:value-type="time">
            <text:p>04:54 PM</text:p>
          </table:table-cell>
          <table:table-cell table:formula="of:=IF([.G208]-[.F208] &gt; 0; [.G208]-[.F208]; 0)" office:value-type="time" office:time-value="PT03H04M00.547S" calcext:value-type="time">
            <text:p>03:04</text:p>
          </table:table-cell>
          <table:table-cell table:formula="of:=[.D208]+[.H208]" office:value-type="time" office:time-value="PT07H44M55.96S" calcext:value-type="time">
            <text:p>07:44</text:p>
          </table:table-cell>
          <table:table-cell table:style-name="ce3"/>
          <table:table-cell office:value-type="string" calcext:value-type="string">
            <text:p>AI fixes cleanup, camera non-look steadiness &amp; room tracking, InteriorPosition() rotation handling, secret room increased fill, NPC targeting/comba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2" calcext:value-type="date">
            <text:p>08/12/22</text:p>
          </table:table-cell>
          <table:table-cell table:style-name="ce15" office:value-type="time" office:time-value="PT08H17M28.085S" calcext:value-type="time">
            <text:p>08:17 AM</text:p>
          </table:table-cell>
          <table:table-cell table:style-name="ce15" office:value-type="time" office:time-value="PT13H20M30.972S" calcext:value-type="time">
            <text:p>01:20 PM</text:p>
          </table:table-cell>
          <table:table-cell table:style-name="ce18" table:formula="of:=IF([.C209]-[.B209] &gt; 0; [.C209]-[.B209]; 0)" office:value-type="time" office:time-value="PT05H03M02.887S" calcext:value-type="time">
            <text:p>05:03</text:p>
          </table:table-cell>
          <table:table-cell table:style-name="ce24"/>
          <table:table-cell table:style-name="ce15" office:value-type="time" office:time-value="PT14H22M12.587S" calcext:value-type="time">
            <text:p>02:22 PM</text:p>
          </table:table-cell>
          <table:table-cell table:style-name="ce15" office:value-type="time" office:time-value="PT17H39M03.208S" calcext:value-type="time">
            <text:p>05:39 PM</text:p>
          </table:table-cell>
          <table:table-cell table:style-name="ce18" table:formula="of:=IF([.G209]-[.F209] &gt; 0; [.G209]-[.F209]; 0)" office:value-type="time" office:time-value="PT03H16M50.621S" calcext:value-type="time">
            <text:p>03:16</text:p>
          </table:table-cell>
          <table:table-cell table:style-name="ce18" table:formula="of:=[.D209]+[.H209]" office:value-type="time" office:time-value="PT08H19M53.508S" calcext:value-type="time">
            <text:p>08:19</text:p>
          </table:table-cell>
          <table:table-cell table:style-name="ce24"/>
          <table:table-cell table:style-name="ce30" office:value-type="string" calcext:value-type="string">
            <text:p>NPC targeting/combat cleanup, Entryway multi-LadderGate fix, AI generic/state-based retargeting, arm aim robustness/efficiency, NPC-enemy contact damage &amp; enemy misc. fixes, arm swing direction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40H02M36.996S" calcext:value-type="time">
            <text:p>40:0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/15/22 (Assumption)</text:p>
          </table:table-cell>
          <table:table-cell table:number-columns-repeated="2"/>
          <table:table-cell table:formula="of:=IF([.C211]-[.B211] &gt; 0; [.C211]-[.B2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11]-[.F211] &gt; 0; [.G211]-[.F211]; 0)" office:value-type="time" office:time-value="PT00H00M00S" calcext:value-type="time">
            <text:p>00:00</text:p>
          </table:table-cell>
          <table:table-cell table:formula="of:=[.D211]+[.H2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time" office:time-value="PT08H10M47.971S" calcext:value-type="time">
            <text:p>08:10 AM</text:p>
          </table:table-cell>
          <table:table-cell office:value-type="time" office:time-value="PT13H03M09.996S" calcext:value-type="time">
            <text:p>01:03 PM</text:p>
          </table:table-cell>
          <table:table-cell table:formula="of:=IF([.C212]-[.B212] &gt; 0; [.C212]-[.B212]; 0)" office:value-type="time" office:time-value="PT04H52M22.025S" calcext:value-type="time">
            <text:p>04:52</text:p>
          </table:table-cell>
          <table:table-cell table:style-name="ce3"/>
          <table:table-cell office:value-type="time" office:time-value="PT14H15M46.14S" calcext:value-type="time">
            <text:p>02:15 PM</text:p>
          </table:table-cell>
          <table:table-cell office:value-type="time" office:time-value="PT17H30M11.661S" calcext:value-type="time">
            <text:p>05:30 PM</text:p>
          </table:table-cell>
          <table:table-cell table:formula="of:=IF([.G212]-[.F212] &gt; 0; [.G212]-[.F212]; 0)" office:value-type="time" office:time-value="PT03H14M25.521S" calcext:value-type="time">
            <text:p>03:14</text:p>
          </table:table-cell>
          <table:table-cell table:formula="of:=[.D212]+[.H212]" office:value-type="time" office:time-value="PT08H06M47.546S" calcext:value-type="time">
            <text:p>08:06</text:p>
          </table:table-cell>
          <table:table-cell table:style-name="ce3"/>
          <table:table-cell office:value-type="string" calcext:value-type="string">
            <text:p>Spider constant movement fix, wall cling fix, room physics efficiency, LayerMaskHelper cast simplification, lock key count &amp; cutback direction fixes</text:p>
          </table:table-cell>
          <table:table-cell table:number-columns-repeated="101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time" office:time-value="PT08H21M16.006S" calcext:value-type="time">
            <text:p>08:21 AM</text:p>
          </table:table-cell>
          <table:table-cell office:value-type="time" office:time-value="PT11H14M21.663S" calcext:value-type="time">
            <text:p>11:14 AM</text:p>
          </table:table-cell>
          <table:table-cell table:formula="of:=IF([.C213]-[.B213] &gt; 0; [.C213]-[.B213]; 0)" office:value-type="time" office:time-value="PT02H53M05.657S" calcext:value-type="time">
            <text:p>02:53</text:p>
          </table:table-cell>
          <table:table-cell table:style-name="ce3"/>
          <table:table-cell office:value-type="time" office:time-value="PT12H19M18.383S" calcext:value-type="time">
            <text:p>12:19 PM</text:p>
          </table:table-cell>
          <table:table-cell office:value-type="time" office:time-value="PT17H12M20.474S" calcext:value-type="time">
            <text:p>05:12 PM</text:p>
          </table:table-cell>
          <table:table-cell table:formula="of:=IF([.G213]-[.F213] &gt; 0; [.G213]-[.F213]; 0)" office:value-type="time" office:time-value="PT04H53M02.091S" calcext:value-type="time">
            <text:p>04:53</text:p>
          </table:table-cell>
          <table:table-cell table:formula="of:=[.D213]+[.H213]" office:value-type="time" office:time-value="PT07H46M07.748S" calcext:value-type="time">
            <text:p>07:46</text:p>
          </table:table-cell>
          <table:table-cell table:style-name="ce3"/>
          <table:table-cell office:value-type="string" calcext:value-type="string">
            <text:p>Lock/cutback/depth cleanup, avatar throw-regrab prevention, enemy non-wave handling &amp; waypoint movement smoothness, pathfind upward limiting, cutback improvements</text:p>
          </table:table-cell>
          <table:table-cell table:number-columns-repeated="101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2M43.733S" calcext:value-type="time">
            <text:p>12:12 PM</text:p>
          </table:table-cell>
          <table:table-cell table:formula="of:=IF([.C214]-[.B214] &gt; 0; [.C214]-[.B214]; 0)" office:value-type="time" office:time-value="PT04H02M43.733S" calcext:value-type="time">
            <text:p>04:02</text:p>
          </table:table-cell>
          <table:table-cell table:style-name="ce3"/>
          <table:table-cell office:value-type="time" office:time-value="PT13H25M57.969S" calcext:value-type="time">
            <text:p>01:25 PM</text:p>
          </table:table-cell>
          <table:table-cell office:value-type="time" office:time-value="PT17H08M15.248S" calcext:value-type="time">
            <text:p>05:08 PM</text:p>
          </table:table-cell>
          <table:table-cell table:formula="of:=IF([.G214]-[.F214] &gt; 0; [.G214]-[.F214]; 0)" office:value-type="time" office:time-value="PT03H42M17.279S" calcext:value-type="time">
            <text:p>03:42</text:p>
          </table:table-cell>
          <table:table-cell table:formula="of:=[.D214]+[.H214]" office:value-type="time" office:time-value="PT07H45M01.012S" calcext:value-type="time">
            <text:p>07:45</text:p>
          </table:table-cell>
          <table:table-cell table:style-name="ce3"/>
          <table:table-cell office:value-type="string" calcext:value-type="string">
            <text:p>Cutback cleanup &amp; one-way breakable gates, room gate array combination &amp; item break fix, dash invincibility/damage, Entryway functional one-way gat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19" calcext:value-type="date">
            <text:p>08/19/22</text:p>
          </table:table-cell>
          <table:table-cell table:style-name="ce15" office:value-type="time" office:time-value="PT08H15M07.704S" calcext:value-type="time">
            <text:p>08:15 AM</text:p>
          </table:table-cell>
          <table:table-cell table:style-name="ce15" office:value-type="time" office:time-value="PT12H50M00.898S" calcext:value-type="time">
            <text:p>12:50 PM</text:p>
          </table:table-cell>
          <table:table-cell table:style-name="ce18" table:formula="of:=IF([.C215]-[.B215] &gt; 0; [.C215]-[.B215]; 0)" office:value-type="time" office:time-value="PT04H34M53.194S" calcext:value-type="time">
            <text:p>04:34</text:p>
          </table:table-cell>
          <table:table-cell table:style-name="ce24"/>
          <table:table-cell table:style-name="ce15" office:value-type="time" office:time-value="PT14H01M25.702S" calcext:value-type="time">
            <text:p>02:01 PM</text:p>
          </table:table-cell>
          <table:table-cell table:style-name="ce15" office:value-type="time" office:time-value="PT17H58M34.23S" calcext:value-type="time">
            <text:p>05:58 PM</text:p>
          </table:table-cell>
          <table:table-cell table:style-name="ce18" table:formula="of:=IF([.G215]-[.F215] &gt; 0; [.G215]-[.F215]; 0)" office:value-type="time" office:time-value="PT03H57M08.528S" calcext:value-type="time">
            <text:p>03:57</text:p>
          </table:table-cell>
          <table:table-cell table:style-name="ce18" table:formula="of:=[.D215]+[.H215]" office:value-type="time" office:time-value="PT08H32M01.722S" calcext:value-type="time">
            <text:p>08:32</text:p>
          </table:table-cell>
          <table:table-cell table:style-name="ce24"/>
          <table:table-cell table:style-name="ce30" office:value-type="string" calcext:value-type="string">
            <text:p>Wires! Wire path angle restriction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6]-[.B216] &gt; 0; [.C216]-[.B21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6]-[.F216] &gt; 0; [.G216]-[.F216]; 0)" office:value-type="time" office:time-value="PT00H00M00S" calcext:value-type="time">
            <text:p>00:00</text:p>
          </table:table-cell>
          <table:table-cell table:style-name="ce19" table:formula="of:=[.D216]+[.H21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1:.I216])" office:value-type="time" office:time-value="PT32H09M58.028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time" office:time-value="PT08H15M34.294S" calcext:value-type="time">
            <text:p>08:15 AM</text:p>
          </table:table-cell>
          <table:table-cell office:value-type="time" office:time-value="PT13H03M00.172S" calcext:value-type="time">
            <text:p>01:03 PM</text:p>
          </table:table-cell>
          <table:table-cell table:formula="of:=IF([.C217]-[.B217] &gt; 0; [.C217]-[.B217]; 0)" office:value-type="time" office:time-value="PT04H47M25.878S" calcext:value-type="time">
            <text:p>04:47</text:p>
          </table:table-cell>
          <table:table-cell table:style-name="ce3"/>
          <table:table-cell office:value-type="time" office:time-value="PT14H11M27.069S" calcext:value-type="time">
            <text:p>02:11 PM</text:p>
          </table:table-cell>
          <table:table-cell office:value-type="time" office:time-value="PT17H15M16.694S" calcext:value-type="time">
            <text:p>05:15 PM</text:p>
          </table:table-cell>
          <table:table-cell table:formula="of:=IF([.G217]-[.F217] &gt; 0; [.G217]-[.F217]; 0)" office:value-type="time" office:time-value="PT03H03M49.625S" calcext:value-type="time">
            <text:p>03:03</text:p>
          </table:table-cell>
          <table:table-cell table:formula="of:=[.D217]+[.H217]" office:value-type="time" office:time-value="PT07H51M15.503S" calcext:value-type="time">
            <text:p>07:51</text:p>
          </table:table-cell>
          <table:table-cell table:style-name="ce3"/>
          <table:table-cell office:value-type="string" calcext:value-type="string">
            <text:p>Function parameter cleanup pass, frogs (WIP) &amp; hop-based movement! compact new()[] pass, class member tweaks</text:p>
          </table:table-cell>
          <table:table-cell table:number-columns-repeated="101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time" office:time-value="PT08H15M00S" calcext:value-type="time">
            <text:p>08:15 AM</text:p>
          </table:table-cell>
          <table:table-cell office:value-type="time" office:time-value="PT12H10M19.157S" calcext:value-type="time">
            <text:p>12:10 PM</text:p>
          </table:table-cell>
          <table:table-cell table:formula="of:=IF([.C218]-[.B218] &gt; 0; [.C218]-[.B218]; 0)" office:value-type="time" office:time-value="PT03H55M19.157S" calcext:value-type="time">
            <text:p>03:55</text:p>
          </table:table-cell>
          <table:table-cell table:style-name="ce3"/>
          <table:table-cell office:value-type="time" office:time-value="PT13H13M26.026S" calcext:value-type="time">
            <text:p>01:13 PM</text:p>
          </table:table-cell>
          <table:table-cell office:value-type="time" office:time-value="PT17H26M14.186S" calcext:value-type="time">
            <text:p>05:26 PM</text:p>
          </table:table-cell>
          <table:table-cell table:formula="of:=IF([.G218]-[.F218] &gt; 0; [.G218]-[.F218]; 0)" office:value-type="time" office:time-value="PT04H12M48.16S" calcext:value-type="time">
            <text:p>04:12</text:p>
          </table:table-cell>
          <table:table-cell table:formula="of:=[.D218]+[.H218]" office:value-type="time" office:time-value="PT08H08M07.317S" calcext:value-type="time">
            <text:p>08:08</text:p>
          </table:table-cell>
          <table:table-cell table:style-name="ce3"/>
          <table:table-cell office:value-type="string" calcext:value-type="string">
            <text:p>Wave distinction via enemy restriction, item collision debug, frog WIP animation, tutorial for dash damage, frog normals</text:p>
          </table:table-cell>
          <table:table-cell table:number-columns-repeated="101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time" office:time-value="PT08H25M35.96S" calcext:value-type="time">
            <text:p>08:25 AM</text:p>
          </table:table-cell>
          <table:table-cell office:value-type="time" office:time-value="PT12H18M55.27S" calcext:value-type="time">
            <text:p>12:18 PM</text:p>
          </table:table-cell>
          <table:table-cell table:formula="of:=IF([.C219]-[.B219] &gt; 0; [.C219]-[.B219]; 0)" office:value-type="time" office:time-value="PT03H53M19.31S" calcext:value-type="time">
            <text:p>03:53</text:p>
          </table:table-cell>
          <table:table-cell table:style-name="ce3"/>
          <table:table-cell office:value-type="time" office:time-value="PT13H23M35.683S" calcext:value-type="time">
            <text:p>01:23 PM</text:p>
          </table:table-cell>
          <table:table-cell office:value-type="time" office:time-value="PT17H14M34.467S" calcext:value-type="time">
            <text:p>05:14 PM</text:p>
          </table:table-cell>
          <table:table-cell table:formula="of:=IF([.G219]-[.F219] &gt; 0; [.G219]-[.F219]; 0)" office:value-type="time" office:time-value="PT03H50M58.784S" calcext:value-type="time">
            <text:p>03:50</text:p>
          </table:table-cell>
          <table:table-cell table:formula="of:=[.D219]+[.H219]" office:value-type="time" office:time-value="PT07H44M18.094S" calcext:value-type="time">
            <text:p>07:44</text:p>
          </table:table-cell>
          <table:table-cell table:style-name="ce3"/>
          <table:table-cell office:value-type="string" calcext:value-type="string">
            <text:p>Frog normals cleanup, wall normals, SelectionNormalMap helper script</text:p>
          </table:table-cell>
          <table:table-cell table:number-columns-repeated="101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time" office:time-value="PT08H26M52.615S" calcext:value-type="time">
            <text:p>08:26 AM</text:p>
          </table:table-cell>
          <table:table-cell office:value-type="time" office:time-value="PT13H13M58.264S" calcext:value-type="time">
            <text:p>01:13 PM</text:p>
          </table:table-cell>
          <table:table-cell table:formula="of:=IF([.C220]-[.B220] &gt; 0; [.C220]-[.B220]; 0)" office:value-type="time" office:time-value="PT04H47M05.649S" calcext:value-type="time">
            <text:p>04:47</text:p>
          </table:table-cell>
          <table:table-cell table:style-name="ce3"/>
          <table:table-cell office:value-type="time" office:time-value="PT14H16M33.05S" calcext:value-type="time">
            <text:p>02:16 PM</text:p>
          </table:table-cell>
          <table:table-cell office:value-type="time" office:time-value="PT17H59M01.841S" calcext:value-type="time">
            <text:p>05:59 PM</text:p>
          </table:table-cell>
          <table:table-cell table:formula="of:=IF([.G220]-[.F220] &gt; 0; [.G220]-[.F220]; 0)" office:value-type="time" office:time-value="PT03H42M28.791S" calcext:value-type="time">
            <text:p>03:42</text:p>
          </table:table-cell>
          <table:table-cell table:formula="of:=[.D220]+[.H220]" office:value-type="time" office:time-value="PT08H29M34.44S" calcext:value-type="time">
            <text:p>08:29</text:p>
          </table:table-cell>
          <table:table-cell table:style-name="ce3"/>
          <table:table-cell office:value-type="string" calcext:value-type="string">
            <text:p>SelectionNormalMap cleanup &amp; breakable wall normals, puzzle difficulty cut-off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8-26" calcext:value-type="date">
            <text:p>08/26/22</text:p>
          </table:table-cell>
          <table:table-cell table:style-name="ce15" office:value-type="time" office:time-value="PT08H20M24.124S" calcext:value-type="time">
            <text:p>08:20 AM</text:p>
          </table:table-cell>
          <table:table-cell table:style-name="ce15" office:value-type="time" office:time-value="PT13H02M02.245S" calcext:value-type="time">
            <text:p>01:02 PM</text:p>
          </table:table-cell>
          <table:table-cell table:style-name="ce18" table:formula="of:=IF([.C221]-[.B221] &gt; 0; [.C221]-[.B221]; 0)" office:value-type="time" office:time-value="PT04H41M38.121S" calcext:value-type="time">
            <text:p>04:41</text:p>
          </table:table-cell>
          <table:table-cell table:style-name="ce24"/>
          <table:table-cell table:style-name="ce15" office:value-type="time" office:time-value="PT14H12M29.67S" calcext:value-type="time">
            <text:p>02:12 PM</text:p>
          </table:table-cell>
          <table:table-cell table:style-name="ce15" office:value-type="time" office:time-value="PT17H47M23.749S" calcext:value-type="time">
            <text:p>05:47 PM</text:p>
          </table:table-cell>
          <table:table-cell table:style-name="ce18" table:formula="of:=IF([.G221]-[.F221] &gt; 0; [.G221]-[.F221]; 0)" office:value-type="time" office:time-value="PT03H34M54.079S" calcext:value-type="time">
            <text:p>03:34</text:p>
          </table:table-cell>
          <table:table-cell table:style-name="ce18" table:formula="of:=[.D221]+[.H221]" office:value-type="time" office:time-value="PT08H16M32.2S" calcext:value-type="time">
            <text:p>08:16</text:p>
          </table:table-cell>
          <table:table-cell table:style-name="ce24"/>
          <table:table-cell table:style-name="ce30" office:value-type="string" calcext:value-type="string">
            <text:p>Puzzle difficulty cut-offs cleanup, room decoration height matching improvement, puzzle difficulty ramp, boss room redundant ladder prevention, room unseal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2]-[.B222] &gt; 0; [.C222]-[.B22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2]-[.F222] &gt; 0; [.G222]-[.F222]; 0)" office:value-type="time" office:time-value="PT00H00M00S" calcext:value-type="time">
            <text:p>00:00</text:p>
          </table:table-cell>
          <table:table-cell table:style-name="ce19" table:formula="of:=[.D222]+[.H22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17:.I222])" office:value-type="time" office:time-value="PT40H29M47.554S" calcext:value-type="time">
            <text:p>40:29</text:p>
          </table:table-cell>
          <table:table-cell table:number-columns-repeated="1012"/>
        </table:table-row>
        <table:table-row table:style-name="ro1">
          <table:table-cell office:value-type="date" office:date-value="2022-08-29" calcext:value-type="date">
            <text:p>08/29/22</text:p>
          </table:table-cell>
          <table:table-cell office:value-type="time" office:time-value="PT08H24M09.042S" calcext:value-type="time">
            <text:p>08:24 AM</text:p>
          </table:table-cell>
          <table:table-cell office:value-type="time" office:time-value="PT12H08M57.943S" calcext:value-type="time">
            <text:p>12:08 PM</text:p>
          </table:table-cell>
          <table:table-cell table:formula="of:=IF([.C223]-[.B223] &gt; 0; [.C223]-[.B223]; 0)" office:value-type="time" office:time-value="PT03H44M48.901S" calcext:value-type="time">
            <text:p>03:44</text:p>
          </table:table-cell>
          <table:table-cell table:style-name="ce3"/>
          <table:table-cell office:value-type="time" office:time-value="PT13H10M23.926S" calcext:value-type="time">
            <text:p>01:10 PM</text:p>
          </table:table-cell>
          <table:table-cell office:value-type="time" office:time-value="PT17H26M09.441S" calcext:value-type="time">
            <text:p>05:26 PM</text:p>
          </table:table-cell>
          <table:table-cell table:formula="of:=IF([.G223]-[.F223] &gt; 0; [.G223]-[.F223]; 0)" office:value-type="time" office:time-value="PT04H15M45.515S" calcext:value-type="time">
            <text:p>04:15</text:p>
          </table:table-cell>
          <table:table-cell table:formula="of:=[.D223]+[.H223]" office:value-type="time" office:time-value="PT08H00M34.416S" calcext:value-type="time">
            <text:p>08:00</text:p>
          </table:table-cell>
          <table:table-cell table:style-name="ce3"/>
          <table:table-cell office:value-type="string" calcext:value-type="string">
            <text:p>Gate spawn/despawn fixes, wall jump tutorial, boss ladder spawn pathfind directionality, room one-way loop improvements</text:p>
          </table:table-cell>
          <table:table-cell table:number-columns-repeated="1013"/>
        </table:table-row>
        <table:table-row table:style-name="ro1">
          <table:table-cell office:value-type="date" office:date-value="2022-08-30" calcext:value-type="date">
            <text:p>08/30/22</text:p>
          </table:table-cell>
          <table:table-cell office:value-type="time" office:time-value="PT08H12M01.348S" calcext:value-type="time">
            <text:p>08:12 AM</text:p>
          </table:table-cell>
          <table:table-cell office:value-type="time" office:time-value="PT11H43M28.944S" calcext:value-type="time">
            <text:p>11:43 AM</text:p>
          </table:table-cell>
          <table:table-cell table:formula="of:=IF([.C224]-[.B224] &gt; 0; [.C224]-[.B224]; 0)" office:value-type="time" office:time-value="PT03H31M27.596S" calcext:value-type="time">
            <text:p>03:31</text:p>
          </table:table-cell>
          <table:table-cell table:style-name="ce3"/>
          <table:table-cell office:value-type="time" office:time-value="PT12H48M05.957S" calcext:value-type="time">
            <text:p>12:48 PM</text:p>
          </table:table-cell>
          <table:table-cell office:value-type="time" office:time-value="PT17H14M56.144S" calcext:value-type="time">
            <text:p>05:14 PM</text:p>
          </table:table-cell>
          <table:table-cell table:formula="of:=IF([.G224]-[.F224] &gt; 0; [.G224]-[.F224]; 0)" office:value-type="time" office:time-value="PT04H26M50.187S" calcext:value-type="time">
            <text:p>04:26</text:p>
          </table:table-cell>
          <table:table-cell table:formula="of:=[.D224]+[.H224]" office:value-type="time" office:time-value="PT07H58M17.783S" calcext:value-type="time">
            <text:p>07:58</text:p>
          </table:table-cell>
          <table:table-cell table:style-name="ce3"/>
          <table:table-cell office:value-type="string" calcext:value-type="string">
            <text:p>Room one-way loop cleanup, pathfinding aerial support, pathfinding object-based start/end</text:p>
          </table:table-cell>
          <table:table-cell table:number-columns-repeated="1013"/>
        </table:table-row>
        <table:table-row table:style-name="ro1">
          <table:table-cell office:value-type="date" office:date-value="2022-08-31" calcext:value-type="date">
            <text:p>08/31/22</text:p>
          </table:table-cell>
          <table:table-cell office:value-type="time" office:time-value="PT08H10M57.459S" calcext:value-type="time">
            <text:p>08:10 AM</text:p>
          </table:table-cell>
          <table:table-cell office:value-type="time" office:time-value="PT13H05M53.69S" calcext:value-type="time">
            <text:p>01:05 PM</text:p>
          </table:table-cell>
          <table:table-cell table:formula="of:=IF([.C225]-[.B225] &gt; 0; [.C225]-[.B225]; 0)" office:value-type="time" office:time-value="PT04H54M56.231S" calcext:value-type="time">
            <text:p>04:54</text:p>
          </table:table-cell>
          <table:table-cell table:style-name="ce3"/>
          <table:table-cell office:value-type="time" office:time-value="PT13H19M51.9S" calcext:value-type="time">
            <text:p>01:19 PM</text:p>
          </table:table-cell>
          <table:table-cell office:value-type="time" office:time-value="PT16H29M20.52S" calcext:value-type="time">
            <text:p>04:29 PM</text:p>
          </table:table-cell>
          <table:table-cell table:formula="of:=IF([.G225]-[.F225] &gt; 0; [.G225]-[.F225]; 0)" office:value-type="time" office:time-value="PT03H09M28.62S" calcext:value-type="time">
            <text:p>03:09</text:p>
          </table:table-cell>
          <table:table-cell table:formula="of:=[.D225]+[.H225]" office:value-type="time" office:time-value="PT08H04M24.851S" calcext:value-type="time">
            <text:p>08:04</text:p>
          </table:table-cell>
          <table:table-cell table:style-name="ce3"/>
          <table:table-cell office:value-type="string" calcext:value-type="string">
            <text:p>Pathfinding object-based start/end cleanup, gate triangle visibility fix, Entryway progress indicators, progression abilities</text:p>
          </table:table-cell>
          <table:table-cell table:number-columns-repeated="1013"/>
        </table:table-row>
        <table:table-row table:style-name="ro1">
          <table:table-cell office:value-type="date" office:date-value="2022-09-01" calcext:value-type="date">
            <text:p>09/01/22</text:p>
          </table:table-cell>
          <table:table-cell office:value-type="time" office:time-value="PT08H09M32.923S" calcext:value-type="time">
            <text:p>08:09 AM</text:p>
          </table:table-cell>
          <table:table-cell office:value-type="time" office:time-value="PT12H27M40.092S" calcext:value-type="time">
            <text:p>12:27 PM</text:p>
          </table:table-cell>
          <table:table-cell table:formula="of:=IF([.C226]-[.B226] &gt; 0; [.C226]-[.B226]; 0)" office:value-type="time" office:time-value="PT04H18M07.169S" calcext:value-type="time">
            <text:p>04:18</text:p>
          </table:table-cell>
          <table:table-cell table:style-name="ce3"/>
          <table:table-cell office:value-type="time" office:time-value="PT13H33M42.031S" calcext:value-type="time">
            <text:p>01:33 PM</text:p>
          </table:table-cell>
          <table:table-cell office:value-type="time" office:time-value="PT17H39M02.933S" calcext:value-type="time">
            <text:p>05:39 PM</text:p>
          </table:table-cell>
          <table:table-cell table:formula="of:=IF([.G226]-[.F226] &gt; 0; [.G226]-[.F226]; 0)" office:value-type="time" office:time-value="PT04H05M20.902S" calcext:value-type="time">
            <text:p>04:05</text:p>
          </table:table-cell>
          <table:table-cell table:formula="of:=[.D226]+[.H226]" office:value-type="time" office:time-value="PT08H23M28.071S" calcext:value-type="time">
            <text:p>08:23</text:p>
          </table:table-cell>
          <table:table-cell table:style-name="ce3"/>
          <table:table-cell office:value-type="string" calcext:value-type="string">
            <text:p>Progression health upgrades, soft stop light fade-out, Utility.Random(), NPC single-minded pursui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2" calcext:value-type="date">
            <text:p>09/02/22</text:p>
          </table:table-cell>
          <table:table-cell table:style-name="ce15" office:value-type="time" office:time-value="PT09H16M01.855S" calcext:value-type="time">
            <text:p>09:16 AM</text:p>
          </table:table-cell>
          <table:table-cell table:style-name="ce15" office:value-type="time" office:time-value="PT13H14M41.842S" calcext:value-type="time">
            <text:p>01:14 PM</text:p>
          </table:table-cell>
          <table:table-cell table:style-name="ce18" table:formula="of:=IF([.C227]-[.B227] &gt; 0; [.C227]-[.B227]; 0)" office:value-type="time" office:time-value="PT03H58M39.987S" calcext:value-type="time">
            <text:p>03:58</text:p>
          </table:table-cell>
          <table:table-cell table:style-name="ce24"/>
          <table:table-cell table:style-name="ce15" office:value-type="time" office:time-value="PT14H11M24.628S" calcext:value-type="time">
            <text:p>02:11 PM</text:p>
          </table:table-cell>
          <table:table-cell table:style-name="ce15" office:value-type="time" office:time-value="PT17H36M34.047S" calcext:value-type="time">
            <text:p>05:36 PM</text:p>
          </table:table-cell>
          <table:table-cell table:style-name="ce18" table:formula="of:=IF([.G227]-[.F227] &gt; 0; [.G227]-[.F227]; 0)" office:value-type="time" office:time-value="PT03H25M09.419S" calcext:value-type="time">
            <text:p>03:25</text:p>
          </table:table-cell>
          <table:table-cell table:style-name="ce18" table:formula="of:=[.D227]+[.H227]" office:value-type="time" office:time-value="PT07H23M49.406S" calcext:value-type="time">
            <text:p>07:23</text:p>
          </table:table-cell>
          <table:table-cell table:style-name="ce24"/>
          <table:table-cell table:style-name="ce30" office:value-type="string" calcext:value-type="string">
            <text:p>NPC single-minded pursuit cleanup, MaterialInfo function cleanup, Utility.SelectMin{WithValue}(), NPC attention flags! prefab override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28]-[.B228] &gt; 0; [.C228]-[.B22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28]-[.F228] &gt; 0; [.G228]-[.F228]; 0)" office:value-type="time" office:time-value="PT00H00M00S" calcext:value-type="time">
            <text:p>00:00</text:p>
          </table:table-cell>
          <table:table-cell table:style-name="ce19" table:formula="of:=[.D228]+[.H22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3:.I228])" office:value-type="time" office:time-value="PT39H50M34.527S" calcext:value-type="time">
            <text:p>39:5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5/22 (Labor Day)</text:p>
          </table:table-cell>
          <table:table-cell table:number-columns-repeated="2"/>
          <table:table-cell table:formula="of:=IF([.C229]-[.B229] &gt; 0; [.C229]-[.B22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29]-[.F229] &gt; 0; [.G229]-[.F229]; 0)" office:value-type="time" office:time-value="PT00H00M00S" calcext:value-type="time">
            <text:p>00:00</text:p>
          </table:table-cell>
          <table:table-cell table:formula="of:=[.D229]+[.H22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06" calcext:value-type="date">
            <text:p>09/06/22</text:p>
          </table:table-cell>
          <table:table-cell office:value-type="time" office:time-value="PT08H05M59.544S" calcext:value-type="time">
            <text:p>08:05 AM</text:p>
          </table:table-cell>
          <table:table-cell office:value-type="time" office:time-value="PT13H02M23.739S" calcext:value-type="time">
            <text:p>01:02 PM</text:p>
          </table:table-cell>
          <table:table-cell table:formula="of:=IF([.C230]-[.B230] &gt; 0; [.C230]-[.B230]; 0)" office:value-type="time" office:time-value="PT04H56M24.195S" calcext:value-type="time">
            <text:p>04:56</text:p>
          </table:table-cell>
          <table:table-cell table:style-name="ce3"/>
          <table:table-cell office:value-type="time" office:time-value="PT14H04M55.678S" calcext:value-type="time">
            <text:p>02:04 PM</text:p>
          </table:table-cell>
          <table:table-cell office:value-type="time" office:time-value="PT17H20M55.5S" calcext:value-type="time">
            <text:p>05:20 PM</text:p>
          </table:table-cell>
          <table:table-cell table:formula="of:=IF([.G230]-[.F230] &gt; 0; [.G230]-[.F230]; 0)" office:value-type="time" office:time-value="PT03H15M59.822S" calcext:value-type="time">
            <text:p>03:15</text:p>
          </table:table-cell>
          <table:table-cell table:formula="of:=[.D230]+[.H230]" office:value-type="time" office:time-value="PT08H12M24.017S" calcext:value-type="time">
            <text:p>08:12</text:p>
          </table:table-cell>
          <table:table-cell table:style-name="ce3"/>
          <table:table-cell office:value-type="string" calcext:value-type="string">
            <text:p>EnemyController → AIController rename, avatar drop-during-heal &amp; wave unsealing/targeting fixes, boss room platforms, frequency/timing/impulse tweaks, co-op camera constraint improvements, frog SFX &amp; land “animation”</text:p>
          </table:table-cell>
          <table:table-cell table:number-columns-repeated="1013"/>
        </table:table-row>
        <table:table-row table:style-name="ro1">
          <table:table-cell office:value-type="date" office:date-value="2022-09-07" calcext:value-type="date">
            <text:p>09/07/22</text:p>
          </table:table-cell>
          <table:table-cell office:value-type="time" office:time-value="PT08H10M46.251S" calcext:value-type="time">
            <text:p>08:10 AM</text:p>
          </table:table-cell>
          <table:table-cell office:value-type="time" office:time-value="PT12H52M05.554S" calcext:value-type="time">
            <text:p>12:52 PM</text:p>
          </table:table-cell>
          <table:table-cell table:formula="of:=IF([.C231]-[.B231] &gt; 0; [.C231]-[.B231]; 0)" office:value-type="time" office:time-value="PT04H41M19.303S" calcext:value-type="time">
            <text:p>04:41</text:p>
          </table:table-cell>
          <table:table-cell table:style-name="ce3"/>
          <table:table-cell office:value-type="time" office:time-value="PT13H52M13.236S" calcext:value-type="time">
            <text:p>01:52 PM</text:p>
          </table:table-cell>
          <table:table-cell office:value-type="time" office:time-value="PT17H01M58.862S" calcext:value-type="time">
            <text:p>05:01 PM</text:p>
          </table:table-cell>
          <table:table-cell table:formula="of:=IF([.G231]-[.F231] &gt; 0; [.G231]-[.F231]; 0)" office:value-type="time" office:time-value="PT03H09M45.626S" calcext:value-type="time">
            <text:p>03:09</text:p>
          </table:table-cell>
          <table:table-cell table:formula="of:=[.D231]+[.H231]" office:value-type="time" office:time-value="PT07H51M04.929S" calcext:value-type="time">
            <text:p>07:51</text:p>
          </table:table-cell>
          <table:table-cell table:style-name="ce3"/>
          <table:table-cell office:value-type="string" calcext:value-type="string">
            <text:p>Upgrade generality/variety &amp; upgrades for lighting! upgrade health preservation, door “locking” until victory, menu quit direct from zone prevention, damage upgrades</text:p>
          </table:table-cell>
          <table:table-cell table:number-columns-repeated="1013"/>
        </table:table-row>
        <table:table-row table:style-name="ro1">
          <table:table-cell office:value-type="date" office:date-value="2022-09-08" calcext:value-type="date">
            <text:p>09/08/22</text:p>
          </table:table-cell>
          <table:table-cell office:value-type="time" office:time-value="PT08H14M05.781S" calcext:value-type="time">
            <text:p>08:14 AM</text:p>
          </table:table-cell>
          <table:table-cell office:value-type="time" office:time-value="PT13H05M06.107S" calcext:value-type="time">
            <text:p>01:05 PM</text:p>
          </table:table-cell>
          <table:table-cell table:formula="of:=IF([.C232]-[.B232] &gt; 0; [.C232]-[.B232]; 0)" office:value-type="time" office:time-value="PT04H51M00.326S" calcext:value-type="time">
            <text:p>04:51</text:p>
          </table:table-cell>
          <table:table-cell table:style-name="ce3"/>
          <table:table-cell office:value-type="time" office:time-value="PT14H10M15.57S" calcext:value-type="time">
            <text:p>02:10 PM</text:p>
          </table:table-cell>
          <table:table-cell office:value-type="time" office:time-value="PT17H28M11.941S" calcext:value-type="time">
            <text:p>05:28 PM</text:p>
          </table:table-cell>
          <table:table-cell table:formula="of:=IF([.G232]-[.F232] &gt; 0; [.G232]-[.F232]; 0)" office:value-type="time" office:time-value="PT03H17M56.371S" calcext:value-type="time">
            <text:p>03:17</text:p>
          </table:table-cell>
          <table:table-cell table:formula="of:=[.D232]+[.H232]" office:value-type="time" office:time-value="PT08H08M56.697S" calcext:value-type="time">
            <text:p>08:08</text:p>
          </table:table-cell>
          <table:table-cell table:style-name="ce3"/>
          <table:table-cell office:value-type="string" calcext:value-type="string">
            <text:p>Lightbulbs &amp; hanging wire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09" calcext:value-type="date">
            <text:p>09/09/22</text:p>
          </table:table-cell>
          <table:table-cell table:style-name="ce15" office:value-type="time" office:time-value="PT08H07M32.023S" calcext:value-type="time">
            <text:p>08:07 AM</text:p>
          </table:table-cell>
          <table:table-cell table:style-name="ce15" office:value-type="time" office:time-value="PT13H46M08.713S" calcext:value-type="time">
            <text:p>01:46 PM</text:p>
          </table:table-cell>
          <table:table-cell table:style-name="ce18" table:formula="of:=IF([.C233]-[.B233] &gt; 0; [.C233]-[.B233]; 0)" office:value-type="time" office:time-value="PT05H38M36.69S" calcext:value-type="time">
            <text:p>05:38</text:p>
          </table:table-cell>
          <table:table-cell table:style-name="ce24"/>
          <table:table-cell table:style-name="ce15" office:value-type="time" office:time-value="PT14H42M11.338S" calcext:value-type="time">
            <text:p>02:42 PM</text:p>
          </table:table-cell>
          <table:table-cell table:style-name="ce15" office:value-type="time" office:time-value="PT17H06M13.91S" calcext:value-type="time">
            <text:p>05:06 PM</text:p>
          </table:table-cell>
          <table:table-cell table:style-name="ce18" table:formula="of:=IF([.G233]-[.F233] &gt; 0; [.G233]-[.F233]; 0)" office:value-type="time" office:time-value="PT02H24M02.572S" calcext:value-type="time">
            <text:p>02:24</text:p>
          </table:table-cell>
          <table:table-cell table:style-name="ce18" table:formula="of:=[.D233]+[.H233]" office:value-type="time" office:time-value="PT08H02M39.262S" calcext:value-type="time">
            <text:p>08:02</text:p>
          </table:table-cell>
          <table:table-cell table:style-name="ce24"/>
          <table:table-cell table:style-name="ce30" office:value-type="string" calcext:value-type="string">
            <text:p>Lightbulbs/wires cleanup, key combinations/colors fixes, overlap detection &amp; bulb shattering fixes, upgrade function/variable consolid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34]-[.B234] &gt; 0; [.C234]-[.B23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34]-[.F234] &gt; 0; [.G234]-[.F234]; 0)" office:value-type="time" office:time-value="PT00H00M00S" calcext:value-type="time">
            <text:p>00:00</text:p>
          </table:table-cell>
          <table:table-cell table:style-name="ce19" table:formula="of:=[.D234]+[.H23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29:.I234])" office:value-type="time" office:time-value="PT32H15M04.905S" calcext:value-type="time">
            <text:p>32:15</text:p>
          </table:table-cell>
          <table:table-cell table:number-columns-repeated="1012"/>
        </table:table-row>
        <table:table-row table:style-name="ro1">
          <table:table-cell office:value-type="date" office:date-value="2022-09-12" calcext:value-type="date">
            <text:p>09/12/22</text:p>
          </table:table-cell>
          <table:table-cell office:value-type="time" office:time-value="PT08H12M46.061S" calcext:value-type="time">
            <text:p>08:12 AM</text:p>
          </table:table-cell>
          <table:table-cell office:value-type="time" office:time-value="PT12H12M30.683S" calcext:value-type="time">
            <text:p>12:12 PM</text:p>
          </table:table-cell>
          <table:table-cell table:formula="of:=IF([.C235]-[.B235] &gt; 0; [.C235]-[.B235]; 0)" office:value-type="time" office:time-value="PT03H59M44.622S" calcext:value-type="time">
            <text:p>03:59</text:p>
          </table:table-cell>
          <table:table-cell table:style-name="ce3"/>
          <table:table-cell office:value-type="time" office:time-value="PT13H16M26.89S" calcext:value-type="time">
            <text:p>01:16 PM</text:p>
          </table:table-cell>
          <table:table-cell office:value-type="time" office:time-value="PT17H34M29.993S" calcext:value-type="time">
            <text:p>05:34 PM</text:p>
          </table:table-cell>
          <table:table-cell table:formula="of:=IF([.G235]-[.F235] &gt; 0; [.G235]-[.F235]; 0)" office:value-type="time" office:time-value="PT04H18M03.103S" calcext:value-type="time">
            <text:p>04:18</text:p>
          </table:table-cell>
          <table:table-cell table:formula="of:=[.D235]+[.H235]" office:value-type="time" office:time-value="PT08H17M47.725S" calcext:value-type="time">
            <text:p>08:17</text:p>
          </table:table-cell>
          <table:table-cell table:style-name="ce3"/>
          <table:table-cell office:value-type="string" calcext:value-type="string">
            <text:p>Playtest tweaks, enemy active distance threshold, playtest tweaks continued, Tutorial entry door &amp; shadow-casting fixes</text:p>
          </table:table-cell>
          <table:table-cell table:number-columns-repeated="1013"/>
        </table:table-row>
        <table:table-row table:style-name="ro1">
          <table:table-cell office:value-type="date" office:date-value="2022-09-13" calcext:value-type="date">
            <text:p>09/13/22</text:p>
          </table:table-cell>
          <table:table-cell office:value-type="time" office:time-value="PT08H09M56.677S" calcext:value-type="time">
            <text:p>08:09 AM</text:p>
          </table:table-cell>
          <table:table-cell office:value-type="time" office:time-value="PT12H25M51.297S" calcext:value-type="time">
            <text:p>12:25 PM</text:p>
          </table:table-cell>
          <table:table-cell table:formula="of:=IF([.C236]-[.B236] &gt; 0; [.C236]-[.B236]; 0)" office:value-type="time" office:time-value="PT04H15M54.62S" calcext:value-type="time">
            <text:p>04:15</text:p>
          </table:table-cell>
          <table:table-cell table:style-name="ce3"/>
          <table:table-cell office:value-type="time" office:time-value="PT13H26M48.05S" calcext:value-type="time">
            <text:p>01:26 PM</text:p>
          </table:table-cell>
          <table:table-cell office:value-type="time" office:time-value="PT17H04M25.593S" calcext:value-type="time">
            <text:p>05:04 PM</text:p>
          </table:table-cell>
          <table:table-cell table:formula="of:=IF([.G236]-[.F236] &gt; 0; [.G236]-[.F236]; 0)" office:value-type="time" office:time-value="PT03H37M37.543S" calcext:value-type="time">
            <text:p>03:37</text:p>
          </table:table-cell>
          <table:table-cell table:formula="of:=[.D236]+[.H236]" office:value-type="time" office:time-value="PT07H53M32.163S" calcext:value-type="time">
            <text:p>07:53</text:p>
          </table:table-cell>
          <table:table-cell table:style-name="ce3"/>
          <table:table-cell office:value-type="string" calcext:value-type="string">
            <text:p>SFX for clocks/cords &amp; lightbulb/focus fixes, Entryway direction signs! lightbulb fixe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9/14/22 (Holy Cross)</text:p>
          </table:table-cell>
          <table:table-cell table:number-columns-repeated="2"/>
          <table:table-cell table:formula="of:=IF([.C237]-[.B237] &gt; 0; [.C237]-[.B23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37]-[.F237] &gt; 0; [.G237]-[.F237]; 0)" office:value-type="time" office:time-value="PT00H00M00S" calcext:value-type="time">
            <text:p>00:00</text:p>
          </table:table-cell>
          <table:table-cell table:formula="of:=[.D237]+[.H23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15" calcext:value-type="date">
            <text:p>09/15/22</text:p>
          </table:table-cell>
          <table:table-cell office:value-type="time" office:time-value="PT08H05M36.547S" calcext:value-type="time">
            <text:p>08:05 AM</text:p>
          </table:table-cell>
          <table:table-cell office:value-type="time" office:time-value="PT13H34M52.614S" calcext:value-type="time">
            <text:p>01:34 PM</text:p>
          </table:table-cell>
          <table:table-cell table:formula="of:=IF([.C238]-[.B238] &gt; 0; [.C238]-[.B238]; 0)" office:value-type="time" office:time-value="PT05H29M16.067S" calcext:value-type="time">
            <text:p>05:29</text:p>
          </table:table-cell>
          <table:table-cell table:style-name="ce3"/>
          <table:table-cell office:value-type="time" office:time-value="PT14H35M06.864S" calcext:value-type="time">
            <text:p>02:35 PM</text:p>
          </table:table-cell>
          <table:table-cell office:value-type="time" office:time-value="PT17H36M05.394S" calcext:value-type="time">
            <text:p>05:36 PM</text:p>
          </table:table-cell>
          <table:table-cell table:formula="of:=IF([.G238]-[.F238] &gt; 0; [.G238]-[.F238]; 0)" office:value-type="time" office:time-value="PT03H00M58.53S" calcext:value-type="time">
            <text:p>03:00</text:p>
          </table:table-cell>
          <table:table-cell table:formula="of:=[.D238]+[.H238]" office:value-type="time" office:time-value="PT08H30M14.597S" calcext:value-type="time">
            <text:p>08:30</text:p>
          </table:table-cell>
          <table:table-cell table:style-name="ce3"/>
          <table:table-cell office:value-type="string" calcext:value-type="string">
            <text:p>Dialogue SFX, inventory stat meters! puzzle combination length varianc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16" calcext:value-type="date">
            <text:p>09/16/22</text:p>
          </table:table-cell>
          <table:table-cell table:style-name="ce15" office:value-type="time" office:time-value="PT08H15M00.199S" calcext:value-type="time">
            <text:p>08:15 AM</text:p>
          </table:table-cell>
          <table:table-cell table:style-name="ce15" office:value-type="time" office:time-value="PT13H09M23.76S" calcext:value-type="time">
            <text:p>01:09 PM</text:p>
          </table:table-cell>
          <table:table-cell table:style-name="ce18" table:formula="of:=IF([.C239]-[.B239] &gt; 0; [.C239]-[.B239]; 0)" office:value-type="time" office:time-value="PT04H54M23.561S" calcext:value-type="time">
            <text:p>04:54</text:p>
          </table:table-cell>
          <table:table-cell table:style-name="ce24"/>
          <table:table-cell table:style-name="ce15" office:value-type="time" office:time-value="PT14H06M43.386S" calcext:value-type="time">
            <text:p>02:06 PM</text:p>
          </table:table-cell>
          <table:table-cell table:style-name="ce15" office:value-type="time" office:time-value="PT18H30M33.933S" calcext:value-type="time">
            <text:p>06:30 PM</text:p>
          </table:table-cell>
          <table:table-cell table:style-name="ce18" table:formula="of:=IF([.G239]-[.F239] &gt; 0; [.G239]-[.F239]; 0)" office:value-type="time" office:time-value="PT04H23M50.547S" calcext:value-type="time">
            <text:p>04:23</text:p>
          </table:table-cell>
          <table:table-cell table:style-name="ce18" table:formula="of:=[.D239]+[.H239]" office:value-type="time" office:time-value="PT09H18M14.108S" calcext:value-type="time">
            <text:p>09:18</text:p>
          </table:table-cell>
          <table:table-cell table:style-name="ce24"/>
          <table:table-cell table:style-name="ce30" office:value-type="string" calcext:value-type="string">
            <text:p>Ladder rope “collapse” improvements, temporary intra-run upgrades, lock combination improvements, room runtime generation recycl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0]-[.B240] &gt; 0; [.C240]-[.B24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0]-[.F240] &gt; 0; [.G240]-[.F240]; 0)" office:value-type="time" office:time-value="PT00H00M00S" calcext:value-type="time">
            <text:p>00:00</text:p>
          </table:table-cell>
          <table:table-cell table:style-name="ce19" table:formula="of:=[.D240]+[.H24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35:.I240])" office:value-type="time" office:time-value="PT33H59M48.593S" calcext:value-type="time">
            <text:p>33:5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/19/2022 (R wedding recovery)</text:p>
          </table:table-cell>
          <table:table-cell table:number-columns-repeated="2"/>
          <table:table-cell table:formula="of:=IF([.C241]-[.B241] &gt; 0; [.C241]-[.B2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41]-[.F241] &gt; 0; [.G241]-[.F241]; 0)" office:value-type="time" office:time-value="PT00H00M00S" calcext:value-type="time">
            <text:p>00:00</text:p>
          </table:table-cell>
          <table:table-cell table:formula="of:=[.D241]+[.H2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9-20" calcext:value-type="date">
            <text:p>09/20/22</text:p>
          </table:table-cell>
          <table:table-cell office:value-type="time" office:time-value="PT08H06M15.574S" calcext:value-type="time">
            <text:p>08:06 AM</text:p>
          </table:table-cell>
          <table:table-cell office:value-type="time" office:time-value="PT12H42M48.312S" calcext:value-type="time">
            <text:p>12:42 PM</text:p>
          </table:table-cell>
          <table:table-cell table:formula="of:=IF([.C242]-[.B242] &gt; 0; [.C242]-[.B242]; 0)" office:value-type="time" office:time-value="PT04H36M32.738S" calcext:value-type="time">
            <text:p>04:36</text:p>
          </table:table-cell>
          <table:table-cell table:style-name="ce3"/>
          <table:table-cell office:value-type="time" office:time-value="PT13H30M25.261S" calcext:value-type="time">
            <text:p>01:30 PM</text:p>
          </table:table-cell>
          <table:table-cell office:value-type="time" office:time-value="PT17H17M35.359S" calcext:value-type="time">
            <text:p>05:17 PM</text:p>
          </table:table-cell>
          <table:table-cell table:formula="of:=IF([.G242]-[.F242] &gt; 0; [.G242]-[.F242]; 0)" office:value-type="time" office:time-value="PT03H47M10.098S" calcext:value-type="time">
            <text:p>03:47</text:p>
          </table:table-cell>
          <table:table-cell table:formula="of:=[.D242]+[.H242]" office:value-type="time" office:time-value="PT08H23M42.836S" calcext:value-type="time">
            <text:p>08:23</text:p>
          </table:table-cell>
          <table:table-cell table:style-name="ce3"/>
          <table:table-cell office:value-type="string" calcext:value-type="string">
            <text:p>Save/AI/look tweaks, NPC documentation &amp; merchant improvements, VFX water drips, AI NPC targeting</text:p>
          </table:table-cell>
          <table:table-cell table:number-columns-repeated="1013"/>
        </table:table-row>
        <table:table-row table:style-name="ro1">
          <table:table-cell office:value-type="date" office:date-value="2022-09-21" calcext:value-type="date">
            <text:p>09/21/22</text:p>
          </table:table-cell>
          <table:table-cell office:value-type="time" office:time-value="PT08H10M11.231S" calcext:value-type="time">
            <text:p>08:10 AM</text:p>
          </table:table-cell>
          <table:table-cell office:value-type="time" office:time-value="PT11H46M34.412S" calcext:value-type="time">
            <text:p>11:46 AM</text:p>
          </table:table-cell>
          <table:table-cell table:formula="of:=IF([.C243]-[.B243] &gt; 0; [.C243]-[.B243]; 0)" office:value-type="time" office:time-value="PT03H36M23.181S" calcext:value-type="time">
            <text:p>03:36</text:p>
          </table:table-cell>
          <table:table-cell table:style-name="ce3"/>
          <table:table-cell office:value-type="time" office:time-value="PT12H54M44.361S" calcext:value-type="time">
            <text:p>12:54 PM</text:p>
          </table:table-cell>
          <table:table-cell office:value-type="time" office:time-value="PT17H24M33.347S" calcext:value-type="time">
            <text:p>05:24 PM</text:p>
          </table:table-cell>
          <table:table-cell table:formula="of:=IF([.G243]-[.F243] &gt; 0; [.G243]-[.F243]; 0)" office:value-type="time" office:time-value="PT04H29M48.986S" calcext:value-type="time">
            <text:p>04:29</text:p>
          </table:table-cell>
          <table:table-cell table:formula="of:=[.D243]+[.H243]" office:value-type="time" office:time-value="PT08H06M12.167S" calcext:value-type="time">
            <text:p>08:06</text:p>
          </table:table-cell>
          <table:table-cell table:style-name="ce3"/>
          <table:table-cell office:value-type="string" calcext:value-type="string">
            <text:p>AI idle behavior improvement, dialogue multi-character support, AI navigation stuck prevention, room overlap prevention improvement/fix &amp; NPC light bump, physics ShouldIgnore() fixes</text:p>
          </table:table-cell>
          <table:table-cell table:number-columns-repeated="1013"/>
        </table:table-row>
        <table:table-row table:style-name="ro1">
          <table:table-cell office:value-type="date" office:date-value="2022-09-22" calcext:value-type="date">
            <text:p>09/22/22</text:p>
          </table:table-cell>
          <table:table-cell office:value-type="time" office:time-value="PT08H12M57.102S" calcext:value-type="time">
            <text:p>08:12 AM</text:p>
          </table:table-cell>
          <table:table-cell office:value-type="time" office:time-value="PT13H37M17.142S" calcext:value-type="time">
            <text:p>01:37 PM</text:p>
          </table:table-cell>
          <table:table-cell table:formula="of:=IF([.C244]-[.B244] &gt; 0; [.C244]-[.B244]; 0)" office:value-type="time" office:time-value="PT05H24M20.04S" calcext:value-type="time">
            <text:p>05:24</text:p>
          </table:table-cell>
          <table:table-cell table:style-name="ce3"/>
          <table:table-cell office:value-type="time" office:time-value="PT14H40M27.679S" calcext:value-type="time">
            <text:p>02:40 PM</text:p>
          </table:table-cell>
          <table:table-cell office:value-type="time" office:time-value="PT17H46M56.714S" calcext:value-type="time">
            <text:p>05:46 PM</text:p>
          </table:table-cell>
          <table:table-cell table:formula="of:=IF([.G244]-[.F244] &gt; 0; [.G244]-[.F244]; 0)" office:value-type="time" office:time-value="PT03H06M29.035S" calcext:value-type="time">
            <text:p>03:06</text:p>
          </table:table-cell>
          <table:table-cell table:formula="of:=[.D244]+[.H244]" office:value-type="time" office:time-value="PT08H30M49.075S" calcext:value-type="time">
            <text:p>08:30</text:p>
          </table:table-cell>
          <table:table-cell table:style-name="ce3"/>
          <table:table-cell office:value-type="string" calcext:value-type="string">
            <text:p>Dialogue appending for reliable menu access, laser pointers! sprite tag updates, fireplace puzzle indication/speed tweaks, hand mirror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23" calcext:value-type="date">
            <text:p>09/23/22</text:p>
          </table:table-cell>
          <table:table-cell table:style-name="ce15" office:value-type="time" office:time-value="PT08H16M46.259S" calcext:value-type="time">
            <text:p>08:16 AM</text:p>
          </table:table-cell>
          <table:table-cell table:style-name="ce15" office:value-type="time" office:time-value="PT13H35M04.53S" calcext:value-type="time">
            <text:p>01:35 PM</text:p>
          </table:table-cell>
          <table:table-cell table:style-name="ce18" table:formula="of:=IF([.C245]-[.B245] &gt; 0; [.C245]-[.B245]; 0)" office:value-type="time" office:time-value="PT05H18M18.271S" calcext:value-type="time">
            <text:p>05:18</text:p>
          </table:table-cell>
          <table:table-cell table:style-name="ce24"/>
          <table:table-cell table:style-name="ce15" office:value-type="time" office:time-value="PT14H42M45.952S" calcext:value-type="time">
            <text:p>02:42 PM</text:p>
          </table:table-cell>
          <table:table-cell table:style-name="ce15" office:value-type="time" office:time-value="PT17H31M21.868S" calcext:value-type="time">
            <text:p>05:31 PM</text:p>
          </table:table-cell>
          <table:table-cell table:style-name="ce18" table:formula="of:=IF([.G245]-[.F245] &gt; 0; [.G245]-[.F245]; 0)" office:value-type="time" office:time-value="PT02H48M35.916S" calcext:value-type="time">
            <text:p>02:48</text:p>
          </table:table-cell>
          <table:table-cell table:style-name="ce18" table:formula="of:=[.D245]+[.H245]" office:value-type="time" office:time-value="PT08H06M54.187S" calcext:value-type="time">
            <text:p>08:06</text:p>
          </table:table-cell>
          <table:table-cell table:style-name="ce24"/>
          <table:table-cell table:style-name="ce30" office:value-type="string" calcext:value-type="string">
            <text:p>Hand mirrors cleanup &amp; rotation/bbox helpers, background object sorting layer fixes, sprite normals for pans/bottl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46]-[.B246] &gt; 0; [.C246]-[.B24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46]-[.F246] &gt; 0; [.G246]-[.F246]; 0)" office:value-type="time" office:time-value="PT00H00M00S" calcext:value-type="time">
            <text:p>00:00</text:p>
          </table:table-cell>
          <table:table-cell table:style-name="ce19" table:formula="of:=[.D246]+[.H24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1:.I246])" office:value-type="time" office:time-value="PT33H07M38.265S" calcext:value-type="time">
            <text:p>33:07</text:p>
          </table:table-cell>
          <table:table-cell table:number-columns-repeated="1012"/>
        </table:table-row>
        <table:table-row table:style-name="ro1">
          <table:table-cell office:value-type="date" office:date-value="2022-09-26" calcext:value-type="date">
            <text:p>09/26/22</text:p>
          </table:table-cell>
          <table:table-cell office:value-type="time" office:time-value="PT08H14M06.257S" calcext:value-type="time">
            <text:p>08:14 AM</text:p>
          </table:table-cell>
          <table:table-cell office:value-type="time" office:time-value="PT12H35M09.413S" calcext:value-type="time">
            <text:p>12:35 PM</text:p>
          </table:table-cell>
          <table:table-cell table:formula="of:=IF([.C247]-[.B247] &gt; 0; [.C247]-[.B247]; 0)" office:value-type="time" office:time-value="PT04H21M03.156S" calcext:value-type="time">
            <text:p>04:21</text:p>
          </table:table-cell>
          <table:table-cell table:style-name="ce3"/>
          <table:table-cell office:value-type="time" office:time-value="PT13H38M58.318S" calcext:value-type="time">
            <text:p>01:38 PM</text:p>
          </table:table-cell>
          <table:table-cell office:value-type="time" office:time-value="PT17H40M11.056S" calcext:value-type="time">
            <text:p>05:40 PM</text:p>
          </table:table-cell>
          <table:table-cell table:formula="of:=IF([.G247]-[.F247] &gt; 0; [.G247]-[.F247]; 0)" office:value-type="time" office:time-value="PT04H01M12.738S" calcext:value-type="time">
            <text:p>04:01</text:p>
          </table:table-cell>
          <table:table-cell table:formula="of:=[.D247]+[.H247]" office:value-type="time" office:time-value="PT08H22M15.894S" calcext:value-type="time">
            <text:p>08:22</text:p>
          </table:table-cell>
          <table:table-cell table:style-name="ce3"/>
          <table:table-cell office:value-type="string" calcext:value-type="string">
            <text:p>Mouse cursor hiding, normal map script improvements, wall cling / capacitors updated sprites/normals, dialogues for upgrade system</text:p>
          </table:table-cell>
          <table:table-cell table:number-columns-repeated="1013"/>
        </table:table-row>
        <table:table-row table:style-name="ro1">
          <table:table-cell office:value-type="date" office:date-value="2022-09-27" calcext:value-type="date">
            <text:p>09/27/22</text:p>
          </table:table-cell>
          <table:table-cell office:value-type="time" office:time-value="PT08H04M06.898S" calcext:value-type="time">
            <text:p>08:04 AM</text:p>
          </table:table-cell>
          <table:table-cell office:value-type="time" office:time-value="PT13H15M05.838S" calcext:value-type="time">
            <text:p>01:15 PM</text:p>
          </table:table-cell>
          <table:table-cell table:formula="of:=IF([.C248]-[.B248] &gt; 0; [.C248]-[.B248]; 0)" office:value-type="time" office:time-value="PT05H10M58.94S" calcext:value-type="time">
            <text:p>05:10</text:p>
          </table:table-cell>
          <table:table-cell table:style-name="ce3"/>
          <table:table-cell office:value-type="time" office:time-value="PT14H22M11.733S" calcext:value-type="time">
            <text:p>02:22 PM</text:p>
          </table:table-cell>
          <table:table-cell office:value-type="time" office:time-value="PT17H24M12.485S" calcext:value-type="time">
            <text:p>05:24 PM</text:p>
          </table:table-cell>
          <table:table-cell table:formula="of:=IF([.G248]-[.F248] &gt; 0; [.G248]-[.F248]; 0)" office:value-type="time" office:time-value="PT03H02M00.752S" calcext:value-type="time">
            <text:p>03:02</text:p>
          </table:table-cell>
          <table:table-cell table:formula="of:=[.D248]+[.H248]" office:value-type="time" office:time-value="PT08H12M59.692S" calcext:value-type="time">
            <text:p>08:12</text:p>
          </table:table-cell>
          <table:table-cell table:style-name="ce3"/>
          <table:table-cell office:value-type="string" calcext:value-type="string">
            <text:p>Secrets per-zone differentiation, boss intro dialogue &amp; fixes/improvements, Entryway “waves” &amp; AI idle behavior improvements</text:p>
          </table:table-cell>
          <table:table-cell table:number-columns-repeated="1013"/>
        </table:table-row>
        <table:table-row table:style-name="ro1">
          <table:table-cell office:value-type="date" office:date-value="2022-09-28" calcext:value-type="date">
            <text:p>09/28/22</text:p>
          </table:table-cell>
          <table:table-cell office:value-type="time" office:time-value="PT08H15M49.968S" calcext:value-type="time">
            <text:p>08:15 AM</text:p>
          </table:table-cell>
          <table:table-cell office:value-type="time" office:time-value="PT11H52M22.756S" calcext:value-type="time">
            <text:p>11:52 AM</text:p>
          </table:table-cell>
          <table:table-cell table:formula="of:=IF([.C249]-[.B249] &gt; 0; [.C249]-[.B249]; 0)" office:value-type="time" office:time-value="PT03H36M32.788S" calcext:value-type="time">
            <text:p>03:36</text:p>
          </table:table-cell>
          <table:table-cell table:style-name="ce3"/>
          <table:table-cell office:value-type="time" office:time-value="PT12H58M21.833S" calcext:value-type="time">
            <text:p>12:58 PM</text:p>
          </table:table-cell>
          <table:table-cell office:value-type="time" office:time-value="PT17H13M08.288S" calcext:value-type="time">
            <text:p>05:13 PM</text:p>
          </table:table-cell>
          <table:table-cell table:formula="of:=IF([.G249]-[.F249] &gt; 0; [.G249]-[.F249]; 0)" office:value-type="time" office:time-value="PT04H14M46.455S" calcext:value-type="time">
            <text:p>04:14</text:p>
          </table:table-cell>
          <table:table-cell table:formula="of:=[.D249]+[.H249]" office:value-type="time" office:time-value="PT07H51M19.243S" calcext:value-type="time">
            <text:p>07:51</text:p>
          </table:table-cell>
          <table:table-cell table:style-name="ce3"/>
          <table:table-cell office:value-type="string" calcext:value-type="string">
            <text:p>NPC color fixes &amp; RoomIndefinite consistency, secret text additions/tightening &amp; height variation, avatar non-resistance &amp; code cleanup, dialogue hardcoding &amp; callback function cleanups</text:p>
          </table:table-cell>
          <table:table-cell table:number-columns-repeated="1013"/>
        </table:table-row>
        <table:table-row table:style-name="ro1">
          <table:table-cell office:value-type="date" office:date-value="2022-09-29" calcext:value-type="date">
            <text:p>09/29/22</text:p>
          </table:table-cell>
          <table:table-cell office:value-type="time" office:time-value="PT08H02M17.996S" calcext:value-type="time">
            <text:p>08:02 AM</text:p>
          </table:table-cell>
          <table:table-cell office:value-type="time" office:time-value="PT13H01M01.285S" calcext:value-type="time">
            <text:p>01:01 PM</text:p>
          </table:table-cell>
          <table:table-cell table:formula="of:=IF([.C250]-[.B250] &gt; 0; [.C250]-[.B250]; 0)" office:value-type="time" office:time-value="PT04H58M43.289S" calcext:value-type="time">
            <text:p>04:58</text:p>
          </table:table-cell>
          <table:table-cell table:style-name="ce3"/>
          <table:table-cell office:value-type="time" office:time-value="PT14H03M26.14S" calcext:value-type="time">
            <text:p>02:03 PM</text:p>
          </table:table-cell>
          <table:table-cell office:value-type="time" office:time-value="PT17H23M28.411S" calcext:value-type="time">
            <text:p>05:23 PM</text:p>
          </table:table-cell>
          <table:table-cell table:formula="of:=IF([.G250]-[.F250] &gt; 0; [.G250]-[.F250]; 0)" office:value-type="time" office:time-value="PT03H20M02.271S" calcext:value-type="time">
            <text:p>03:20</text:p>
          </table:table-cell>
          <table:table-cell table:formula="of:=[.D250]+[.H250]" office:value-type="time" office:time-value="PT08H18M45.56S" calcext:value-type="time">
            <text:p>08:18</text:p>
          </table:table-cell>
          <table:table-cell table:style-name="ce3"/>
          <table:table-cell office:value-type="string" calcext:value-type="string">
            <text:p>Laundry chutes &amp; mid-run material collection, InteractDialogue → InteractNpc &amp; chute/merchant/miscellaneous fixes, key/chute softlock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9-30" calcext:value-type="date">
            <text:p>09/30/22</text:p>
          </table:table-cell>
          <table:table-cell table:style-name="ce15" office:value-type="time" office:time-value="PT08H01M50.373S" calcext:value-type="time">
            <text:p>08:01 AM</text:p>
          </table:table-cell>
          <table:table-cell table:style-name="ce15" office:value-type="time" office:time-value="PT11H47M11.716S" calcext:value-type="time">
            <text:p>11:47 AM</text:p>
          </table:table-cell>
          <table:table-cell table:style-name="ce18" table:formula="of:=IF([.C251]-[.B251] &gt; 0; [.C251]-[.B251]; 0)" office:value-type="time" office:time-value="PT03H45M21.343S" calcext:value-type="time">
            <text:p>03:45</text:p>
          </table:table-cell>
          <table:table-cell table:style-name="ce24"/>
          <table:table-cell table:style-name="ce15" office:value-type="time" office:time-value="PT12H53M52.859S" calcext:value-type="time">
            <text:p>12:53 PM</text:p>
          </table:table-cell>
          <table:table-cell table:style-name="ce15" office:value-type="time" office:time-value="PT17H19M28.015S" calcext:value-type="time">
            <text:p>05:19 PM</text:p>
          </table:table-cell>
          <table:table-cell table:style-name="ce18" table:formula="of:=IF([.G251]-[.F251] &gt; 0; [.G251]-[.F251]; 0)" office:value-type="time" office:time-value="PT04H25M35.156S" calcext:value-type="time">
            <text:p>04:25</text:p>
          </table:table-cell>
          <table:table-cell table:style-name="ce18" table:formula="of:=[.D251]+[.H251]" office:value-type="time" office:time-value="PT08H10M56.499S" calcext:value-type="time">
            <text:p>08:10</text:p>
          </table:table-cell>
          <table:table-cell table:style-name="ce24"/>
          <table:table-cell table:style-name="ce30" office:value-type="string" calcext:value-type="string">
            <text:p>Key/chute softlock prevention cleanup, AI targeting improvements, gradient fixes, exterior vines/mos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2]-[.B252] &gt; 0; [.C252]-[.B25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2]-[.F252] &gt; 0; [.G252]-[.F252]; 0)" office:value-type="time" office:time-value="PT00H00M00S" calcext:value-type="time">
            <text:p>00:00</text:p>
          </table:table-cell>
          <table:table-cell table:style-name="ce19" table:formula="of:=[.D252]+[.H25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47:.I252])" office:value-type="time" office:time-value="PT40H56M16.888S" calcext:value-type="time">
            <text:p>40:5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3/22 (MH)</text:p>
          </table:table-cell>
          <table:table-cell table:number-columns-repeated="2"/>
          <table:table-cell table:formula="of:=IF([.C253]-[.B253] &gt; 0; [.C253]-[.B25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3]-[.F253] &gt; 0; [.G253]-[.F253]; 0)" office:value-type="time" office:time-value="PT00H00M00S" calcext:value-type="time">
            <text:p>00:00</text:p>
          </table:table-cell>
          <table:table-cell table:formula="of:=[.D253]+[.H25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04" calcext:value-type="date">
            <text:p>10/04/22</text:p>
          </table:table-cell>
          <table:table-cell office:value-type="time" office:time-value="PT08H32M30.182S" calcext:value-type="time">
            <text:p>08:32 AM</text:p>
          </table:table-cell>
          <table:table-cell office:value-type="time" office:time-value="PT11H42M20.947S" calcext:value-type="time">
            <text:p>11:42 AM</text:p>
          </table:table-cell>
          <table:table-cell table:formula="of:=IF([.C254]-[.B254] &gt; 0; [.C254]-[.B254]; 0)" office:value-type="time" office:time-value="PT03H09M50.765S" calcext:value-type="time">
            <text:p>03:09</text:p>
          </table:table-cell>
          <table:table-cell table:style-name="ce3"/>
          <table:table-cell office:value-type="time" office:time-value="PT12H48M44.088S" calcext:value-type="time">
            <text:p>12:48 PM</text:p>
          </table:table-cell>
          <table:table-cell office:value-type="time" office:time-value="PT17H32M15.73S" calcext:value-type="time">
            <text:p>05:32 PM</text:p>
          </table:table-cell>
          <table:table-cell table:formula="of:=IF([.G254]-[.F254] &gt; 0; [.G254]-[.F254]; 0)" office:value-type="time" office:time-value="PT04H43M31.642S" calcext:value-type="time">
            <text:p>04:43</text:p>
          </table:table-cell>
          <table:table-cell table:formula="of:=[.D254]+[.H254]" office:value-type="time" office:time-value="PT07H53M22.407S" calcext:value-type="time">
            <text:p>07:53</text:p>
          </table:table-cell>
          <table:table-cell table:style-name="ce3"/>
          <table:table-cell office:value-type="string" calcext:value-type="string">
            <text:p>Exterior vines/moss cleanup/improvements, camera overview overhaul, door animation occlusion fixes, VFX smoke thinning/spread</text:p>
          </table:table-cell>
          <table:table-cell table:number-columns-repeated="1013"/>
        </table:table-row>
        <table:table-row table:style-name="ro1">
          <table:table-cell office:value-type="date" office:date-value="2022-10-05" calcext:value-type="date">
            <text:p>10/05/22</text:p>
          </table:table-cell>
          <table:table-cell office:value-type="time" office:time-value="PT08H06M12.324S" calcext:value-type="time">
            <text:p>08:06 AM</text:p>
          </table:table-cell>
          <table:table-cell office:value-type="time" office:time-value="PT12H11M54.661S" calcext:value-type="time">
            <text:p>12:11 PM</text:p>
          </table:table-cell>
          <table:table-cell table:formula="of:=IF([.C255]-[.B255] &gt; 0; [.C255]-[.B255]; 0)" office:value-type="time" office:time-value="PT04H05M42.337S" calcext:value-type="time">
            <text:p>04:05</text:p>
          </table:table-cell>
          <table:table-cell table:style-name="ce3"/>
          <table:table-cell office:value-type="time" office:time-value="PT13H12M56.043S" calcext:value-type="time">
            <text:p>01:12 PM</text:p>
          </table:table-cell>
          <table:table-cell office:value-type="time" office:time-value="PT17H08M09.47S" calcext:value-type="time">
            <text:p>05:08 PM</text:p>
          </table:table-cell>
          <table:table-cell table:formula="of:=IF([.G255]-[.F255] &gt; 0; [.G255]-[.F255]; 0)" office:value-type="time" office:time-value="PT03H55M13.427S" calcext:value-type="time">
            <text:p>03:55</text:p>
          </table:table-cell>
          <table:table-cell table:formula="of:=[.D255]+[.H255]" office:value-type="time" office:time-value="PT08H00M55.764S" calcext:value-type="time">
            <text:p>08:00</text:p>
          </table:table-cell>
          <table:table-cell table:style-name="ce3"/>
          <table:table-cell office:value-type="string" calcext:value-type="string">
            <text:p>VFX smoke cleanup, puzzle per-split difficulty, item duplicate rares prevention, LockController.KeyStats &amp; key count fix</text:p>
          </table:table-cell>
          <table:table-cell table:number-columns-repeated="1013"/>
        </table:table-row>
        <table:table-row table:style-name="ro1">
          <table:table-cell office:value-type="date" office:date-value="2022-10-06" calcext:value-type="date">
            <text:p>10/06/22</text:p>
          </table:table-cell>
          <table:table-cell office:value-type="time" office:time-value="PT08H13M18.018S" calcext:value-type="time">
            <text:p>08:13 AM</text:p>
          </table:table-cell>
          <table:table-cell office:value-type="time" office:time-value="PT13H14M35.515S" calcext:value-type="time">
            <text:p>01:14 PM</text:p>
          </table:table-cell>
          <table:table-cell table:formula="of:=IF([.C256]-[.B256] &gt; 0; [.C256]-[.B256]; 0)" office:value-type="time" office:time-value="PT05H01M17.497S" calcext:value-type="time">
            <text:p>05:01</text:p>
          </table:table-cell>
          <table:table-cell table:style-name="ce3"/>
          <table:table-cell office:value-type="time" office:time-value="PT13H27M52.831S" calcext:value-type="time">
            <text:p>01:27 PM</text:p>
          </table:table-cell>
          <table:table-cell office:value-type="time" office:time-value="PT16H38M25.886S" calcext:value-type="time">
            <text:p>04:38 PM</text:p>
          </table:table-cell>
          <table:table-cell table:formula="of:=IF([.G256]-[.F256] &gt; 0; [.G256]-[.F256]; 0)" office:value-type="time" office:time-value="PT03H10M33.055S" calcext:value-type="time">
            <text:p>03:10</text:p>
          </table:table-cell>
          <table:table-cell table:formula="of:=[.D256]+[.H256]" office:value-type="time" office:time-value="PT08H11M50.552S" calcext:value-type="time">
            <text:p>08:11</text:p>
          </table:table-cell>
          <table:table-cell table:style-name="ce3"/>
          <table:table-cell office:value-type="string" calcext:value-type="string">
            <text:p>Vines/moss position assert / normals fixes, vine/moss correct stenciling! Rendering/ subdirectories, exterior materials cleanup, window trigger tightening &amp; camera lookahead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10/7/22 (sick)</text:p>
          </table:table-cell>
          <table:table-cell table:style-name="ce15" table:number-columns-repeated="2"/>
          <table:table-cell table:style-name="ce18" table:formula="of:=IF([.C257]-[.B257] &gt; 0; [.C257]-[.B25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57]-[.F257] &gt; 0; [.G257]-[.F257]; 0)" office:value-type="time" office:time-value="PT00H00M00S" calcext:value-type="time">
            <text:p>00:00</text:p>
          </table:table-cell>
          <table:table-cell table:style-name="ce18" table:formula="of:=[.D257]+[.H25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58]-[.B258] &gt; 0; [.C258]-[.B25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58]-[.F258] &gt; 0; [.G258]-[.F258]; 0)" office:value-type="time" office:time-value="PT00H00M00S" calcext:value-type="time">
            <text:p>00:00</text:p>
          </table:table-cell>
          <table:table-cell table:style-name="ce19" table:formula="of:=[.D258]+[.H25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3:.I258])" office:value-type="time" office:time-value="PT24H06M08.723S" calcext:value-type="time">
            <text:p>24:0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/10/22 (Columbus)</text:p>
          </table:table-cell>
          <table:table-cell table:number-columns-repeated="2"/>
          <table:table-cell table:formula="of:=IF([.C259]-[.B259] &gt; 0; [.C259]-[.B2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59]-[.F259] &gt; 0; [.G259]-[.F259]; 0)" office:value-type="time" office:time-value="PT00H00M00S" calcext:value-type="time">
            <text:p>00:00</text:p>
          </table:table-cell>
          <table:table-cell table:formula="of:=[.D259]+[.H2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10-11" calcext:value-type="date">
            <text:p>10/11/22</text:p>
          </table:table-cell>
          <table:table-cell office:value-type="time" office:time-value="PT08H43M04.185S" calcext:value-type="time">
            <text:p>08:43 AM</text:p>
          </table:table-cell>
          <table:table-cell office:value-type="time" office:time-value="PT13H16M35.202S" calcext:value-type="time">
            <text:p>01:16 PM</text:p>
          </table:table-cell>
          <table:table-cell table:formula="of:=IF([.C260]-[.B260] &gt; 0; [.C260]-[.B260]; 0)" office:value-type="time" office:time-value="PT04H33M31.017S" calcext:value-type="time">
            <text:p>04:33</text:p>
          </table:table-cell>
          <table:table-cell table:style-name="ce3"/>
          <table:table-cell office:value-type="time" office:time-value="PT14H21M40.738S" calcext:value-type="time">
            <text:p>02:21 PM</text:p>
          </table:table-cell>
          <table:table-cell office:value-type="time" office:time-value="PT17H45M29.222S" calcext:value-type="time">
            <text:p>05:45 PM</text:p>
          </table:table-cell>
          <table:table-cell table:formula="of:=IF([.G260]-[.F260] &gt; 0; [.G260]-[.F260]; 0)" office:value-type="time" office:time-value="PT03H23M48.484S" calcext:value-type="time">
            <text:p>03:23</text:p>
          </table:table-cell>
          <table:table-cell table:formula="of:=[.D260]+[.H260]" office:value-type="time" office:time-value="PT07H57M19.501S" calcext:value-type="time">
            <text:p>07:57</text:p>
          </table:table-cell>
          <table:table-cell table:style-name="ce3"/>
          <table:table-cell office:value-type="string" calcext:value-type="string">
            <text:p>Laser damage improvements &amp; damage merge, laser smoke VFX, damage types &amp; immunities/vulnerabilities</text:p>
          </table:table-cell>
          <table:table-cell table:number-columns-repeated="1013"/>
        </table:table-row>
        <table:table-row table:style-name="ro1">
          <table:table-cell office:value-type="date" office:date-value="2022-10-12" calcext:value-type="date">
            <text:p>10/12/22</text:p>
          </table:table-cell>
          <table:table-cell office:value-type="time" office:time-value="PT08H36M57.706S" calcext:value-type="time">
            <text:p>08:36 AM</text:p>
          </table:table-cell>
          <table:table-cell office:value-type="time" office:time-value="PT12H31M48.114S" calcext:value-type="time">
            <text:p>12:31 PM</text:p>
          </table:table-cell>
          <table:table-cell table:formula="of:=IF([.C261]-[.B261] &gt; 0; [.C261]-[.B261]; 0)" office:value-type="time" office:time-value="PT03H54M50.408S" calcext:value-type="time">
            <text:p>03:54</text:p>
          </table:table-cell>
          <table:table-cell table:style-name="ce3"/>
          <table:table-cell office:value-type="time" office:time-value="PT13H40M23.449S" calcext:value-type="time">
            <text:p>01:40 PM</text:p>
          </table:table-cell>
          <table:table-cell office:value-type="time" office:time-value="PT15H20M07.774S" calcext:value-type="time">
            <text:p>03:20 PM</text:p>
          </table:table-cell>
          <table:table-cell table:formula="of:=IF([.G261]-[.F261] &gt; 0; [.G261]-[.F261]; 0)" office:value-type="time" office:time-value="PT01H39M44.325S" calcext:value-type="time">
            <text:p>01:39</text:p>
          </table:table-cell>
          <table:table-cell table:formula="of:=[.D261]+[.H261]" office:value-type="time" office:time-value="PT05H34M34.733S" calcext:value-type="time">
            <text:p>05:34</text:p>
          </table:table-cell>
          <table:table-cell table:style-name="ce3"/>
          <table:table-cell office:value-type="string" calcext:value-type="string">
            <text:p>Arm jab throwing, damage type fixes/expansions, dialogue for damage types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62]-[.B262] &gt; 0; [.C262]-[.B262]; 0)" office:value-type="time" office:time-value="PT00H00M00S" calcext:value-type="time">
            <text:p>00:00</text:p>
          </table:table-cell>
          <table:table-cell table:style-name="ce3"/>
          <table:table-cell office:value-type="time" office:time-value="PT16H42M30.666S" calcext:value-type="time">
            <text:p>04:42 PM</text:p>
          </table:table-cell>
          <table:table-cell office:value-type="time" office:time-value="PT17H40M04.895S" calcext:value-type="time">
            <text:p>05:40 PM</text:p>
          </table:table-cell>
          <table:table-cell table:formula="of:=IF([.G262]-[.F262] &gt; 0; [.G262]-[.F262]; 0)" office:value-type="time" office:time-value="PT00H57M34.229S" calcext:value-type="time">
            <text:p>00:57</text:p>
          </table:table-cell>
          <table:table-cell table:formula="of:=[.D262]+[.H262]" office:value-type="time" office:time-value="PT00H57M34.229S" calcext:value-type="time">
            <text:p>00:57</text:p>
          </table:table-cell>
          <table:table-cell table:style-name="ce3"/>
          <table:table-cell office:value-type="string" calcext:value-type="string">
            <text:p>frog tongue melee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13" calcext:value-type="date">
            <text:p>10/13/22</text:p>
          </table:table-cell>
          <table:table-cell table:style-name="ce15" office:value-type="time" office:time-value="PT08H32M34.531S" calcext:value-type="time">
            <text:p>08:32 AM</text:p>
          </table:table-cell>
          <table:table-cell table:style-name="ce15" office:value-type="time" office:time-value="PT12H30M53.351S" calcext:value-type="time">
            <text:p>12:30 PM</text:p>
          </table:table-cell>
          <table:table-cell table:style-name="ce18" table:formula="of:=IF([.C263]-[.B263] &gt; 0; [.C263]-[.B263]; 0)" office:value-type="time" office:time-value="PT03H58M18.82S" calcext:value-type="time">
            <text:p>03:58</text:p>
          </table:table-cell>
          <table:table-cell table:style-name="ce24"/>
          <table:table-cell table:style-name="ce15" office:value-type="time" office:time-value="PT13H31M50.08S" calcext:value-type="time">
            <text:p>01:31 PM</text:p>
          </table:table-cell>
          <table:table-cell table:style-name="ce15" office:value-type="time" office:time-value="PT17H31M08.164S" calcext:value-type="time">
            <text:p>05:31 PM</text:p>
          </table:table-cell>
          <table:table-cell table:style-name="ce18" table:formula="of:=IF([.G263]-[.F263] &gt; 0; [.G263]-[.F263]; 0)" office:value-type="time" office:time-value="PT03H59M18.084S" calcext:value-type="time">
            <text:p>03:59</text:p>
          </table:table-cell>
          <table:table-cell table:style-name="ce18" table:formula="of:=[.D263]+[.H263]" office:value-type="time" office:time-value="PT07H57M36.904S" calcext:value-type="time">
            <text:p>07:57</text:p>
          </table:table-cell>
          <table:table-cell table:style-name="ce24"/>
          <table:table-cell table:style-name="ce30" office:value-type="string" calcext:value-type="string">
            <text:p>Frog tongue melee cleanup, UI/world simultaneous controls &amp; fixes, UI health outline consistency, lock placement/overlap fixes</text:p>
          </table:table-cell>
          <table:table-cell table:number-columns-repeated="1013"/>
        </table:table-row>
        <table:table-row table:style-name="ro1">
          <table:table-cell table:style-name="ce10" office:value-type="date" office:date-value="2022-10-14" calcext:value-type="date">
            <text:p>10/14/22</text:p>
          </table:table-cell>
          <table:table-cell table:style-name="ce16" office:value-type="time" office:time-value="PT08H30M32.727S" calcext:value-type="time">
            <text:p>08:30 AM</text:p>
          </table:table-cell>
          <table:table-cell table:style-name="ce16" office:value-type="time" office:time-value="PT13H12M15.336S" calcext:value-type="time">
            <text:p>01:12 PM</text:p>
          </table:table-cell>
          <table:table-cell table:style-name="ce19" table:formula="of:=IF([.C264]-[.B264] &gt; 0; [.C264]-[.B264]; 0)" office:value-type="time" office:time-value="PT04H41M42.609S" calcext:value-type="time">
            <text:p>04:41</text:p>
          </table:table-cell>
          <table:table-cell table:style-name="ce25"/>
          <table:table-cell table:style-name="ce16" office:value-type="time" office:time-value="PT14H19M47.657S" calcext:value-type="time">
            <text:p>02:19 PM</text:p>
          </table:table-cell>
          <table:table-cell table:style-name="ce16" office:value-type="time" office:time-value="PT17H56M03.488S" calcext:value-type="time">
            <text:p>05:56 PM</text:p>
          </table:table-cell>
          <table:table-cell table:style-name="ce19" table:formula="of:=IF([.G264]-[.F264] &gt; 0; [.G264]-[.F264]; 0)" office:value-type="time" office:time-value="PT03H36M15.831S" calcext:value-type="time">
            <text:p>03:36</text:p>
          </table:table-cell>
          <table:table-cell table:style-name="ce19" table:formula="of:=[.D264]+[.H264]" office:value-type="time" office:time-value="PT08H17M58.44S" calcext:value-type="time">
            <text:p>08:17</text:p>
          </table:table-cell>
          <table:table-cell table:style-name="ce25"/>
          <table:table-cell table:style-name="ce31" office:value-type="string" calcext:value-type="string">
            <text:p>Skulls textures, final secret/zone/boss! final path color keying</text:p>
          </table:table-cell>
          <table:table-cell table:style-name="ce35" table:formula="of:=SUM([.I259:.I264])" office:value-type="time" office:time-value="PT30H45M03.807S" calcext:value-type="time">
            <text:p>30:45</text:p>
          </table:table-cell>
          <table:table-cell table:number-columns-repeated="1012"/>
        </table:table-row>
        <table:table-row table:style-name="ro1">
          <table:table-cell office:value-type="date" office:date-value="2022-10-17" calcext:value-type="date">
            <text:p>10/17/22</text:p>
          </table:table-cell>
          <table:table-cell office:value-type="time" office:time-value="PT08H25M22.503S" calcext:value-type="time">
            <text:p>08:25 AM</text:p>
          </table:table-cell>
          <table:table-cell office:value-type="time" office:time-value="PT12H03M33.76S" calcext:value-type="time">
            <text:p>12:03 PM</text:p>
          </table:table-cell>
          <table:table-cell table:formula="of:=IF([.C265]-[.B265] &gt; 0; [.C265]-[.B265]; 0)" office:value-type="time" office:time-value="PT03H38M11.257S" calcext:value-type="time">
            <text:p>03:38</text:p>
          </table:table-cell>
          <table:table-cell table:style-name="ce3"/>
          <table:table-cell office:value-type="time" office:time-value="PT13H25M43.681S" calcext:value-type="time">
            <text:p>01:25 PM</text:p>
          </table:table-cell>
          <table:table-cell office:value-type="time" office:time-value="PT17H55M16.561S" calcext:value-type="time">
            <text:p>05:55 PM</text:p>
          </table:table-cell>
          <table:table-cell table:formula="of:=IF([.G265]-[.F265] &gt; 0; [.G265]-[.F265]; 0)" office:value-type="time" office:time-value="PT04H29M32.88S" calcext:value-type="time">
            <text:p>04:29</text:p>
          </table:table-cell>
          <table:table-cell table:formula="of:=[.D265]+[.H265]" office:value-type="time" office:time-value="PT08H07M44.137S" calcext:value-type="time">
            <text:p>08:07</text:p>
          </table:table-cell>
          <table:table-cell table:style-name="ce3"/>
          <table:table-cell office:value-type="string" calcext:value-type="string">
            <text:p>Computer de-dust, final path color indicators, final boss WIP!</text:p>
          </table:table-cell>
          <table:table-cell table:number-columns-repeated="1013"/>
        </table:table-row>
        <table:table-row table:style-name="ro1">
          <table:table-cell office:value-type="date" office:date-value="2022-10-18" calcext:value-type="date">
            <text:p>10/18/22</text:p>
          </table:table-cell>
          <table:table-cell office:value-type="time" office:time-value="PT08H04M13.566S" calcext:value-type="time">
            <text:p>08:04 AM</text:p>
          </table:table-cell>
          <table:table-cell office:value-type="time" office:time-value="PT13H29M31.153S" calcext:value-type="time">
            <text:p>01:29 PM</text:p>
          </table:table-cell>
          <table:table-cell table:formula="of:=IF([.C266]-[.B266] &gt; 0; [.C266]-[.B266]; 0)" office:value-type="time" office:time-value="PT05H25M17.587S" calcext:value-type="time">
            <text:p>05:25</text:p>
          </table:table-cell>
          <table:table-cell table:style-name="ce3"/>
          <table:table-cell office:value-type="time" office:time-value="PT14H31M59.707S" calcext:value-type="time">
            <text:p>02:31 PM</text:p>
          </table:table-cell>
          <table:table-cell office:value-type="time" office:time-value="PT17H53M40.181S" calcext:value-type="time">
            <text:p>05:53 PM</text:p>
          </table:table-cell>
          <table:table-cell table:formula="of:=IF([.G266]-[.F266] &gt; 0; [.G266]-[.F266]; 0)" office:value-type="time" office:time-value="PT03H21M40.474S" calcext:value-type="time">
            <text:p>03:21</text:p>
          </table:table-cell>
          <table:table-cell table:formula="of:=[.D266]+[.H266]" office:value-type="time" office:time-value="PT08H46M58.061S" calcext:value-type="time">
            <text:p>08:46</text:p>
          </table:table-cell>
          <table:table-cell table:style-name="ce3"/>
          <table:table-cell office:value-type="string" calcext:value-type="string">
            <text:p>Final boss WIP cleanup, final boss slam attacks, final boss fixes</text:p>
          </table:table-cell>
          <table:table-cell table:number-columns-repeated="1013"/>
        </table:table-row>
        <table:table-row table:style-name="ro1">
          <table:table-cell office:value-type="date" office:date-value="2022-10-19" calcext:value-type="date">
            <text:p>10/19/22</text:p>
          </table:table-cell>
          <table:table-cell office:value-type="time" office:time-value="PT08H19M20.292S" calcext:value-type="time">
            <text:p>08:19 AM</text:p>
          </table:table-cell>
          <table:table-cell office:value-type="time" office:time-value="PT14H10M59.179S" calcext:value-type="time">
            <text:p>02:10 PM</text:p>
          </table:table-cell>
          <table:table-cell table:formula="of:=IF([.C267]-[.B267] &gt; 0; [.C267]-[.B267]; 0)" office:value-type="time" office:time-value="PT05H51M38.887S" calcext:value-type="time">
            <text:p>05:51</text:p>
          </table:table-cell>
          <table:table-cell table:style-name="ce3"/>
          <table:table-cell office:value-type="time" office:time-value="PT15H18M24.261S" calcext:value-type="time">
            <text:p>03:18 PM</text:p>
          </table:table-cell>
          <table:table-cell office:value-type="time" office:time-value="PT16H54M20.911S" calcext:value-type="time">
            <text:p>04:54 PM</text:p>
          </table:table-cell>
          <table:table-cell table:formula="of:=IF([.G267]-[.F267] &gt; 0; [.G267]-[.F267]; 0)" office:value-type="time" office:time-value="PT01H35M56.65S" calcext:value-type="time">
            <text:p>01:35</text:p>
          </table:table-cell>
          <table:table-cell table:formula="of:=[.D267]+[.H267]" office:value-type="time" office:time-value="PT07H27M35.537S" calcext:value-type="time">
            <text:p>07:27</text:p>
          </table:table-cell>
          <table:table-cell table:style-name="ce3"/>
          <table:table-cell office:value-type="string" calcext:value-type="string">
            <text:p>Final boss normals &amp; visual fixes, final boss non-resistance ending &amp; attack frequency fix/tweak, Credits scene</text:p>
          </table:table-cell>
          <table:table-cell table:number-columns-repeated="1013"/>
        </table:table-row>
        <table:table-row table:style-name="ro1">
          <table:table-cell office:value-type="date" office:date-value="2022-10-20" calcext:value-type="date">
            <text:p>10/20/22</text:p>
          </table:table-cell>
          <table:table-cell office:value-type="time" office:time-value="PT08H09M37.1S" calcext:value-type="time">
            <text:p>08:09 AM</text:p>
          </table:table-cell>
          <table:table-cell office:value-type="time" office:time-value="PT12H10M16.831S" calcext:value-type="time">
            <text:p>12:10 PM</text:p>
          </table:table-cell>
          <table:table-cell table:formula="of:=IF([.C268]-[.B268] &gt; 0; [.C268]-[.B268]; 0)" office:value-type="time" office:time-value="PT04H00M39.731S" calcext:value-type="time">
            <text:p>04:00</text:p>
          </table:table-cell>
          <table:table-cell table:style-name="ce3"/>
          <table:table-cell office:value-type="time" office:time-value="PT13H14M46.102S" calcext:value-type="time">
            <text:p>01:14 PM</text:p>
          </table:table-cell>
          <table:table-cell office:value-type="time" office:time-value="PT17H07M34.846S" calcext:value-type="time">
            <text:p>05:07 PM</text:p>
          </table:table-cell>
          <table:table-cell table:formula="of:=IF([.G268]-[.F268] &gt; 0; [.G268]-[.F268]; 0)" office:value-type="time" office:time-value="PT03H52M48.744S" calcext:value-type="time">
            <text:p>03:52</text:p>
          </table:table-cell>
          <table:table-cell table:formula="of:=[.D268]+[.H268]" office:value-type="time" office:time-value="PT07H53M28.475S" calcext:value-type="time">
            <text:p>07:53</text:p>
          </table:table-cell>
          <table:table-cell table:style-name="ce3"/>
          <table:table-cell office:value-type="string" calcext:value-type="string">
            <text:p>Credits rooms decorations, credits music &amp; auto-camera! credits expansion, furniture invalid placement fix, chest locked&amp;empty prevention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10-21" calcext:value-type="date">
            <text:p>10/21/22</text:p>
          </table:table-cell>
          <table:table-cell table:style-name="ce15" office:value-type="time" office:time-value="PT08H09M55.358S" calcext:value-type="time">
            <text:p>08:09 AM</text:p>
          </table:table-cell>
          <table:table-cell table:style-name="ce15" office:value-type="time" office:time-value="PT13H23M13.005S" calcext:value-type="time">
            <text:p>01:23 PM</text:p>
          </table:table-cell>
          <table:table-cell table:style-name="ce18" table:formula="of:=IF([.C269]-[.B269] &gt; 0; [.C269]-[.B269]; 0)" office:value-type="time" office:time-value="PT05H13M17.647S" calcext:value-type="time">
            <text:p>05:13</text:p>
          </table:table-cell>
          <table:table-cell table:style-name="ce24"/>
          <table:table-cell table:style-name="ce15" office:value-type="time" office:time-value="PT14H15M56.645S" calcext:value-type="time">
            <text:p>02:15 PM</text:p>
          </table:table-cell>
          <table:table-cell table:style-name="ce15"/>
          <table:table-cell table:style-name="ce18" table:formula="of:=IF([.G269]-[.F269] &gt; 0; [.G269]-[.F269]; 0)" office:value-type="time" office:time-value="PT00H00M00S" calcext:value-type="time">
            <text:p>00:00</text:p>
          </table:table-cell>
          <table:table-cell table:style-name="ce18" table:formula="of:=[.D269]+[.H269]" office:value-type="time" office:time-value="PT05H13M17.647S" calcext:value-type="time">
            <text:p>05:13</text:p>
          </table:table-cell>
          <table:table-cell table:style-name="ce24"/>
          <table:table-cell table:style-name="ce30" office:value-type="string" calcext:value-type="string">
            <text:p>AI avatar-independent targeting &amp; furniture beneath room fix, credits NPCs &amp; enemies! credits fixes &amp; “pause” menu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0]-[.B270] &gt; 0; [.C270]-[.B27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0]-[.F270] &gt; 0; [.G270]-[.F270]; 0)" office:value-type="time" office:time-value="PT00H00M00S" calcext:value-type="time">
            <text:p>00:00</text:p>
          </table:table-cell>
          <table:table-cell table:style-name="ce19" table:formula="of:=[.D270]+[.H27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65:.I270])" office:value-type="time" office:time-value="PT37H29M03.857S" calcext:value-type="time">
            <text:p>37:29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1]-[.B271] &gt; 0; [.C271]-[.B2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1]-[.F271] &gt; 0; [.G271]-[.F271]; 0)" office:value-type="time" office:time-value="PT00H00M00S" calcext:value-type="time">
            <text:p>00:00</text:p>
          </table:table-cell>
          <table:table-cell table:formula="of:=[.D271]+[.H2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2]-[.B272] &gt; 0; [.C272]-[.B27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2]-[.F272] &gt; 0; [.G272]-[.F272]; 0)" office:value-type="time" office:time-value="PT00H00M00S" calcext:value-type="time">
            <text:p>00:00</text:p>
          </table:table-cell>
          <table:table-cell table:formula="of:=[.D272]+[.H27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3]-[.B273] &gt; 0; [.C273]-[.B2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3]-[.F273] &gt; 0; [.G273]-[.F273]; 0)" office:value-type="time" office:time-value="PT00H00M00S" calcext:value-type="time">
            <text:p>00:00</text:p>
          </table:table-cell>
          <table:table-cell table:formula="of:=[.D273]+[.H2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4]-[.B274] &gt; 0; [.C274]-[.B27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4]-[.F274] &gt; 0; [.G274]-[.F274]; 0)" office:value-type="time" office:time-value="PT00H00M00S" calcext:value-type="time">
            <text:p>00:00</text:p>
          </table:table-cell>
          <table:table-cell table:formula="of:=[.D274]+[.H27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75]-[.B275] &gt; 0; [.C275]-[.B27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75]-[.F275] &gt; 0; [.G275]-[.F275]; 0)" office:value-type="time" office:time-value="PT00H00M00S" calcext:value-type="time">
            <text:p>00:00</text:p>
          </table:table-cell>
          <table:table-cell table:style-name="ce18" table:formula="of:=[.D275]+[.H27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76]-[.B276] &gt; 0; [.C276]-[.B27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76]-[.F276] &gt; 0; [.G276]-[.F276]; 0)" office:value-type="time" office:time-value="PT00H00M00S" calcext:value-type="time">
            <text:p>00:00</text:p>
          </table:table-cell>
          <table:table-cell table:style-name="ce19" table:formula="of:=[.D276]+[.H27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1:.I27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77]-[.B277] &gt; 0; [.C277]-[.B27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7]-[.F277] &gt; 0; [.G277]-[.F277]; 0)" office:value-type="time" office:time-value="PT00H00M00S" calcext:value-type="time">
            <text:p>00:00</text:p>
          </table:table-cell>
          <table:table-cell table:formula="of:=[.D277]+[.H27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8]-[.B278] &gt; 0; [.C278]-[.B27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8]-[.F278] &gt; 0; [.G278]-[.F278]; 0)" office:value-type="time" office:time-value="PT00H00M00S" calcext:value-type="time">
            <text:p>00:00</text:p>
          </table:table-cell>
          <table:table-cell table:formula="of:=[.D278]+[.H27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79]-[.B279] &gt; 0; [.C279]-[.B27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79]-[.F279] &gt; 0; [.G279]-[.F279]; 0)" office:value-type="time" office:time-value="PT00H00M00S" calcext:value-type="time">
            <text:p>00:00</text:p>
          </table:table-cell>
          <table:table-cell table:formula="of:=[.D279]+[.H27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80]-[.B280] &gt; 0; [.C280]-[.B28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80]-[.F280] &gt; 0; [.G280]-[.F280]; 0)" office:value-type="time" office:time-value="PT00H00M00S" calcext:value-type="time">
            <text:p>00:00</text:p>
          </table:table-cell>
          <table:table-cell table:formula="of:=[.D280]+[.H28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81]-[.B281] &gt; 0; [.C281]-[.B28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81]-[.F281] &gt; 0; [.G281]-[.F281]; 0)" office:value-type="time" office:time-value="PT00H00M00S" calcext:value-type="time">
            <text:p>00:00</text:p>
          </table:table-cell>
          <table:table-cell table:style-name="ce18" table:formula="of:=[.D281]+[.H28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82]-[.B282] &gt; 0; [.C282]-[.B28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82]-[.F282] &gt; 0; [.G282]-[.F282]; 0)" office:value-type="time" office:time-value="PT00H00M00S" calcext:value-type="time">
            <text:p>00:00</text:p>
          </table:table-cell>
          <table:table-cell table:style-name="ce19" table:formula="of:=[.D282]+[.H28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77:.I28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2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7"/>
        <table:table-column table:style-name="co11" table:default-cell-style-name="ce74"/>
        <table:table-row table:style-name="ro1">
          <table:table-cell table:style-name="ce8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6" office:value-type="date" office:date-value="2021-12-22" calcext:value-type="date">
            <text:p>12/22/21</text:p>
          </table:table-cell>
          <table:table-cell table:style-name="ce8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6" office:value-type="date" office:date-value="2022-12-23" calcext:value-type="date">
            <text:p>12/23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1-10" calcext:value-type="date">
            <text:p>01/10/22</text:p>
          </table:table-cell>
          <table:covered-table-cell table:style-name="ce67" office:value-type="string" calcext:value-type="string">
            <text:p>Christmas travel</text:p>
          </table:covered-table-cell>
        </table:table-row>
        <table:table-row table:style-name="ro2">
          <table:table-cell table:style-name="ce86" office:value-type="date" office:date-value="2022-03-04" calcext:value-type="date">
            <text:p>03/04/22</text:p>
          </table:table-cell>
          <table:table-cell table:style-name="ce90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3-07" calcext:value-type="date">
            <text:p>03/07/22</text:p>
          </table:table-cell>
          <table:table-cell table:style-name="ce67" office:value-type="string" calcext:value-type="string">
            <text:p>V visit</text:p>
          </table:table-cell>
        </table:table-row>
        <table:table-row table:style-name="ro2">
          <table:table-cell table:style-name="ce86" office:value-type="date" office:date-value="2022-04-28" calcext:value-type="date">
            <text:p>04/28/22</text:p>
          </table:table-cell>
          <table:table-cell table:style-name="ce67" office:value-type="string" calcext:value-type="string">
            <text:p>Easter travel</text:p>
          </table:table-cell>
        </table:table-row>
        <table:table-row table:style-name="ro2">
          <table:table-cell table:style-name="ce87" office:value-type="date" office:date-value="2022-05-25" calcext:value-type="date">
            <text:p>05/25/22</text:p>
          </table:table-cell>
          <table:table-cell table:style-name="ce91" office:value-type="string" calcext:value-type="string">
            <text:p>L ER</text:p>
          </table:table-cell>
        </table:table-row>
        <table:table-row table:style-name="ro2">
          <table:table-cell table:style-name="ce86" office:value-type="date" office:date-value="2022-07-08" calcext:value-type="date">
            <text:p>07/08/22</text:p>
          </table:table-cell>
          <table:table-cell table:style-name="ce8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86" office:value-type="date" office:date-value="2022-07-11" calcext:value-type="date">
            <text:p>07/11/22</text:p>
          </table:table-cell>
          <table:covered-table-cell table:style-name="ce67"/>
        </table:table-row>
        <table:table-row table:style-name="ro2">
          <table:table-cell table:style-name="ce86" office:value-type="date" office:date-value="2022-07-12" calcext:value-type="date">
            <text:p>07/12/22</text:p>
          </table:table-cell>
          <table:covered-table-cell table:style-name="ce67"/>
        </table:table-row>
        <table:table-row table:style-name="ro2">
          <table:table-cell table:style-name="ce87" office:value-type="date" office:date-value="2022-09-19" calcext:value-type="date">
            <text:p>09/19/22</text:p>
          </table:table-cell>
          <table:table-cell table:style-name="ce92" office:value-type="string" calcext:value-type="string">
            <text:p>R wedding recovery</text:p>
          </table:table-cell>
        </table:table-row>
        <table:table-row table:style-name="ro2">
          <table:table-cell table:style-name="ce87" office:value-type="date" office:date-value="2022-10-03" calcext:value-type="date">
            <text:p>10/03/22</text:p>
          </table:table-cell>
          <table:table-cell table:style-name="ce92" office:value-type="string" calcext:value-type="string">
            <text:p>MH</text:p>
          </table:table-cell>
        </table:table-row>
        <table:table-row table:style-name="ro2">
          <table:table-cell table:style-name="ce87" office:value-type="date" office:date-value="2022-10-07" calcext:value-type="date">
            <text:p>10/07/22</text:p>
          </table:table-cell>
          <table:table-cell table:style-name="ce92" office:value-type="string" calcext:value-type="string">
            <text:p>sick</text:p>
          </table:table-cell>
        </table:table-row>
        <table:table-row table:style-name="ro1" table:number-rows-repeated="5">
          <table:table-cell table:style-name="ce86"/>
          <table:table-cell table:style-name="ce67"/>
        </table:table-row>
        <table:table-row table:style-name="ro1" table:number-rows-repeated="2">
          <table:table-cell table:style-name="ce87"/>
          <table:table-cell table:style-name="ce92"/>
        </table:table-row>
        <table:table-row table:style-name="ro1">
          <table:table-cell table:style-name="ce67"/>
          <table:table-cell table:style-name="ce93"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230:Timeclocks.F230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1">00/00/0000</text:date>, <text:time style:data-style-name="N2" text:time-value="07:38:52.41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10-21T15:51:26.739000000</dc:date>
    <meta:editing-duration>P64DT3H32M21S</meta:editing-duration>
    <meta:editing-cycles>1696</meta:editing-cycles>
    <meta:generator>LibreOffice/7.2.6.2$Windows_X86_64 LibreOffice_project/b0ec3a565991f7569a5a7f5d24fed7f52653d754</meta:generator>
    <dc:creator>Benjamin Laws</dc:creator>
    <meta:document-statistic meta:table-count="2" meta:cell-count="2040" meta:object-count="0"/>
  </office:meta>
</office:document-meta>
</file>